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9.99mm" svg:height="89.99mm" svg:x="305.96mm" svg:y="1.8mm">
            <loext:p draw:notify-on-update-of-ranges="time.C1:time.C1 time.C2:time.C148 time.D1:time.D1 time.D2:time.D1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6.12mm" svg:y="88.98mm">
            <loext:p draw:notify-on-update-of-ranges="time.G1:time.G1 time.G2:time.G1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6.39mm" svg:y="184.35mm">
            <loext:p draw:notify-on-update-of-ranges="time.F1:time.F1 time.F2:time.F1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1</text:p>
          </table:table-cell>
          <table:table-cell office:value-type="float" office:value="0.003284" calcext:value-type="float">
            <text:p>0.003284</text:p>
          </table:table-cell>
          <table:table-cell office:value-type="float" office:value="0.001604" calcext:value-type="float">
            <text:p>0.001604</text:p>
          </table:table-cell>
          <table:table-cell office:value-type="float" office:value="0" calcext:value-type="float">
            <text:p>0</text:p>
          </table:table-cell>
          <table:table-cell office:value-type="float" office:value="40241" calcext:value-type="float">
            <text:p>4024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2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6109" calcext:value-type="float">
            <text:p>0.006109</text:p>
          </table:table-cell>
          <table:table-cell office:value-type="float" office:value="0" calcext:value-type="float">
            <text:p>0</text:p>
          </table:table-cell>
          <table:table-cell office:value-type="float" office:value="67036" calcext:value-type="float">
            <text:p>6703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3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5345" calcext:value-type="float">
            <text:p>0.005345</text:p>
          </table:table-cell>
          <table:table-cell office:value-type="float" office:value="0" calcext:value-type="float">
            <text:p>0</text:p>
          </table:table-cell>
          <table:table-cell office:value-type="float" office:value="75259" calcext:value-type="float">
            <text:p>7525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4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" calcext:value-type="float">
            <text:p>0</text:p>
          </table:table-cell>
          <table:table-cell office:value-type="float" office:value="83786" calcext:value-type="float">
            <text:p>8378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5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0" calcext:value-type="float">
            <text:p>0</text:p>
          </table:table-cell>
          <table:table-cell office:value-type="float" office:value="53229" calcext:value-type="float">
            <text:p>53229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6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1874" calcext:value-type="float">
            <text:p>0.001874</text:p>
          </table:table-cell>
          <table:table-cell office:value-type="float" office:value="0" calcext:value-type="float">
            <text:p>0</text:p>
          </table:table-cell>
          <table:table-cell office:value-type="float" office:value="45525" calcext:value-type="float">
            <text:p>45525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7</text:p>
          </table:table-cell>
          <table:table-cell office:value-type="float" office:value="0.011347" calcext:value-type="float">
            <text:p>0.011347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" calcext:value-type="float">
            <text:p>0</text:p>
          </table:table-cell>
          <table:table-cell office:value-type="float" office:value="49388" calcext:value-type="float">
            <text:p>49388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8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" calcext:value-type="float">
            <text:p>0</text:p>
          </table:table-cell>
          <table:table-cell office:value-type="float" office:value="56476" calcext:value-type="float">
            <text:p>56476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9</text:p>
          </table:table-cell>
          <table:table-cell office:value-type="float" office:value="0.005601" calcext:value-type="float">
            <text:p>0.005601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" calcext:value-type="float">
            <text:p>0</text:p>
          </table:table-cell>
          <table:table-cell office:value-type="float" office:value="48082" calcext:value-type="float">
            <text:p>4808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0</text:p>
          </table:table-cell>
          <table:table-cell office:value-type="float" office:value="0.015088" calcext:value-type="float">
            <text:p>0.015088</text:p>
          </table:table-cell>
          <table:table-cell office:value-type="float" office:value="0.010894" calcext:value-type="float">
            <text:p>0.010894</text:p>
          </table:table-cell>
          <table:table-cell office:value-type="float" office:value="0" calcext:value-type="float">
            <text:p>0</text:p>
          </table:table-cell>
          <table:table-cell office:value-type="float" office:value="88317" calcext:value-type="float">
            <text:p>8831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1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" calcext:value-type="float">
            <text:p>0</text:p>
          </table:table-cell>
          <table:table-cell office:value-type="float" office:value="59695" calcext:value-type="float">
            <text:p>5969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2</text:p>
          </table:table-cell>
          <table:table-cell office:value-type="float" office:value="0.030213" calcext:value-type="float">
            <text:p>0.030213</text:p>
          </table:table-cell>
          <table:table-cell office:value-type="float" office:value="0.016499" calcext:value-type="float">
            <text:p>0.016499</text:p>
          </table:table-cell>
          <table:table-cell office:value-type="float" office:value="0" calcext:value-type="float">
            <text:p>0</text:p>
          </table:table-cell>
          <table:table-cell office:value-type="float" office:value="90846" calcext:value-type="float">
            <text:p>9084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3</text:p>
          </table:table-cell>
          <table:table-cell office:value-type="float" office:value="0.011695" calcext:value-type="float">
            <text:p>0.011695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" calcext:value-type="float">
            <text:p>0</text:p>
          </table:table-cell>
          <table:table-cell office:value-type="float" office:value="60962" calcext:value-type="float">
            <text:p>6096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4</text:p>
          </table:table-cell>
          <table:table-cell office:value-type="float" office:value="0.018607" calcext:value-type="float">
            <text:p>0.018607</text:p>
          </table:table-cell>
          <table:table-cell office:value-type="float" office:value="0.011935" calcext:value-type="float">
            <text:p>0.011935</text:p>
          </table:table-cell>
          <table:table-cell office:value-type="float" office:value="0" calcext:value-type="float">
            <text:p>0</text:p>
          </table:table-cell>
          <table:table-cell office:value-type="float" office:value="93936" calcext:value-type="float">
            <text:p>939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5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" calcext:value-type="float">
            <text:p>0</text:p>
          </table:table-cell>
          <table:table-cell office:value-type="float" office:value="53596" calcext:value-type="float">
            <text:p>535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6</text:p>
          </table:table-cell>
          <table:table-cell office:value-type="float" office:value="0.013926" calcext:value-type="float">
            <text:p>0.013926</text:p>
          </table:table-cell>
          <table:table-cell office:value-type="float" office:value="0.005843" calcext:value-type="float">
            <text:p>0.005843</text:p>
          </table:table-cell>
          <table:table-cell office:value-type="float" office:value="0" calcext:value-type="float">
            <text:p>0</text:p>
          </table:table-cell>
          <table:table-cell office:value-type="float" office:value="72563" calcext:value-type="float">
            <text:p>7256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7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7626" calcext:value-type="float">
            <text:p>0.007626</text:p>
          </table:table-cell>
          <table:table-cell office:value-type="float" office:value="0" calcext:value-type="float">
            <text:p>0</text:p>
          </table:table-cell>
          <table:table-cell office:value-type="float" office:value="86192" calcext:value-type="float">
            <text:p>8619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8</text:p>
          </table:table-cell>
          <table:table-cell office:value-type="float" office:value="0.112793" calcext:value-type="float">
            <text:p>0.112793</text:p>
          </table:table-cell>
          <table:table-cell office:value-type="float" office:value="0.083363" calcext:value-type="float">
            <text:p>0.083363</text:p>
          </table:table-cell>
          <table:table-cell office:value-type="float" office:value="0" calcext:value-type="float">
            <text:p>0</text:p>
          </table:table-cell>
          <table:table-cell office:value-type="float" office:value="121962" calcext:value-type="float">
            <text:p>121962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9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" calcext:value-type="float">
            <text:p>0</text:p>
          </table:table-cell>
          <table:table-cell office:value-type="float" office:value="60041" calcext:value-type="float">
            <text:p>60041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0</text:p>
          </table:table-cell>
          <table:table-cell office:value-type="float" office:value="0.005793" calcext:value-type="float">
            <text:p>0.005793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" calcext:value-type="float">
            <text:p>0</text:p>
          </table:table-cell>
          <table:table-cell office:value-type="float" office:value="62657" calcext:value-type="float">
            <text:p>62657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1</text:p>
          </table:table-cell>
          <table:table-cell office:value-type="float" office:value="0.004202" calcext:value-type="float">
            <text:p>0.004202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" calcext:value-type="float">
            <text:p>0</text:p>
          </table:table-cell>
          <table:table-cell office:value-type="float" office:value="33596" calcext:value-type="float">
            <text:p>3359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2</text:p>
          </table:table-cell>
          <table:table-cell office:value-type="float" office:value="0.005339" calcext:value-type="float">
            <text:p>0.005339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" calcext:value-type="float">
            <text:p>0</text:p>
          </table:table-cell>
          <table:table-cell office:value-type="float" office:value="56890" calcext:value-type="float">
            <text:p>5689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3</text:p>
          </table:table-cell>
          <table:table-cell office:value-type="float" office:value="0.006865" calcext:value-type="float">
            <text:p>0.006865</text:p>
          </table:table-cell>
          <table:table-cell office:value-type="float" office:value="0.003417" calcext:value-type="float">
            <text:p>0.003417</text:p>
          </table:table-cell>
          <table:table-cell office:value-type="float" office:value="0" calcext:value-type="float">
            <text:p>0</text:p>
          </table:table-cell>
          <table:table-cell office:value-type="float" office:value="68985" calcext:value-type="float">
            <text:p>6898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4</text:p>
          </table:table-cell>
          <table:table-cell office:value-type="float" office:value="0.005638" calcext:value-type="float">
            <text:p>0.005638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" calcext:value-type="float">
            <text:p>0</text:p>
          </table:table-cell>
          <table:table-cell office:value-type="float" office:value="69824" calcext:value-type="float">
            <text:p>6982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5</text:p>
          </table:table-cell>
          <table:table-cell office:value-type="float" office:value="0.005442" calcext:value-type="float">
            <text:p>0.005442</text:p>
          </table:table-cell>
          <table:table-cell office:value-type="float" office:value="0.002313" calcext:value-type="float">
            <text:p>0.002313</text:p>
          </table:table-cell>
          <table:table-cell office:value-type="float" office:value="0" calcext:value-type="float">
            <text:p>0</text:p>
          </table:table-cell>
          <table:table-cell office:value-type="float" office:value="52970" calcext:value-type="float">
            <text:p>5297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6</text:p>
          </table:table-cell>
          <table:table-cell office:value-type="float" office:value="0.017816" calcext:value-type="float">
            <text:p>0.017816</text:p>
          </table:table-cell>
          <table:table-cell office:value-type="float" office:value="0.009539" calcext:value-type="float">
            <text:p>0.009539</text:p>
          </table:table-cell>
          <table:table-cell office:value-type="float" office:value="0" calcext:value-type="float">
            <text:p>0</text:p>
          </table:table-cell>
          <table:table-cell office:value-type="float" office:value="84121" calcext:value-type="float">
            <text:p>8412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7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" calcext:value-type="float">
            <text:p>0</text:p>
          </table:table-cell>
          <table:table-cell office:value-type="float" office:value="55629" calcext:value-type="float">
            <text:p>5562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8</text:p>
          </table:table-cell>
          <table:table-cell office:value-type="float" office:value="0.024471" calcext:value-type="float">
            <text:p>0.024471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" calcext:value-type="float">
            <text:p>0</text:p>
          </table:table-cell>
          <table:table-cell office:value-type="float" office:value="103155" calcext:value-type="float">
            <text:p>10315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9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0" calcext:value-type="float">
            <text:p>0</text:p>
          </table:table-cell>
          <table:table-cell office:value-type="float" office:value="71231" calcext:value-type="float">
            <text:p>7123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0</text:p>
          </table:table-cell>
          <table:table-cell office:value-type="float" office:value="0.017451" calcext:value-type="float">
            <text:p>0.017451</text:p>
          </table:table-cell>
          <table:table-cell office:value-type="float" office:value="0.009096" calcext:value-type="float">
            <text:p>0.009096</text:p>
          </table:table-cell>
          <table:table-cell office:value-type="float" office:value="0" calcext:value-type="float">
            <text:p>0</text:p>
          </table:table-cell>
          <table:table-cell office:value-type="float" office:value="73543" calcext:value-type="float">
            <text:p>7354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1</text:p>
          </table:table-cell>
          <table:table-cell office:value-type="float" office:value="0.042272" calcext:value-type="float">
            <text:p>0.042272</text:p>
          </table:table-cell>
          <table:table-cell office:value-type="float" office:value="0.018149" calcext:value-type="float">
            <text:p>0.018149</text:p>
          </table:table-cell>
          <table:table-cell office:value-type="float" office:value="0" calcext:value-type="float">
            <text:p>0</text:p>
          </table:table-cell>
          <table:table-cell office:value-type="float" office:value="107601" calcext:value-type="float">
            <text:p>107601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2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4314" calcext:value-type="float">
            <text:p>0.014314</text:p>
          </table:table-cell>
          <table:table-cell office:value-type="float" office:value="0" calcext:value-type="float">
            <text:p>0</text:p>
          </table:table-cell>
          <table:table-cell office:value-type="float" office:value="82127" calcext:value-type="float">
            <text:p>8212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3</text:p>
          </table:table-cell>
          <table:table-cell office:value-type="float" office:value="0.085296" calcext:value-type="float">
            <text:p>0.085296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97967" calcext:value-type="float">
            <text:p>9796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4</text:p>
          </table:table-cell>
          <table:table-cell office:value-type="float" office:value="0.015392" calcext:value-type="float">
            <text:p>0.015392</text:p>
          </table:table-cell>
          <table:table-cell office:value-type="float" office:value="0.006823" calcext:value-type="float">
            <text:p>0.006823</text:p>
          </table:table-cell>
          <table:table-cell office:value-type="float" office:value="0" calcext:value-type="float">
            <text:p>0</text:p>
          </table:table-cell>
          <table:table-cell office:value-type="float" office:value="68886" calcext:value-type="float">
            <text:p>68886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5</text:p>
          </table:table-cell>
          <table:table-cell office:value-type="float" office:value="0.005157" calcext:value-type="float">
            <text:p>0.005157</text:p>
          </table:table-cell>
          <table:table-cell office:value-type="float" office:value="0.003159" calcext:value-type="float">
            <text:p>0.003159</text:p>
          </table:table-cell>
          <table:table-cell office:value-type="float" office:value="0" calcext:value-type="float">
            <text:p>0</text:p>
          </table:table-cell>
          <table:table-cell office:value-type="float" office:value="57203" calcext:value-type="float">
            <text:p>5720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6</text:p>
          </table:table-cell>
          <table:table-cell office:value-type="float" office:value="0.079343" calcext:value-type="float">
            <text:p>0.079343</text:p>
          </table:table-cell>
          <table:table-cell office:value-type="float" office:value="0.08407" calcext:value-type="float">
            <text:p>0.08407</text:p>
          </table:table-cell>
          <table:table-cell office:value-type="float" office:value="0" calcext:value-type="float">
            <text:p>0</text:p>
          </table:table-cell>
          <table:table-cell office:value-type="float" office:value="134121" calcext:value-type="float">
            <text:p>13412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7</text:p>
          </table:table-cell>
          <table:table-cell office:value-type="float" office:value="0.015134" calcext:value-type="float">
            <text:p>0.015134</text:p>
          </table:table-cell>
          <table:table-cell office:value-type="float" office:value="0.006702" calcext:value-type="float">
            <text:p>0.006702</text:p>
          </table:table-cell>
          <table:table-cell office:value-type="float" office:value="0" calcext:value-type="float">
            <text:p>0</text:p>
          </table:table-cell>
          <table:table-cell office:value-type="float" office:value="65079" calcext:value-type="float">
            <text:p>6507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8</text:p>
          </table:table-cell>
          <table:table-cell office:value-type="float" office:value="0.013166" calcext:value-type="float">
            <text:p>0.013166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" calcext:value-type="float">
            <text:p>0</text:p>
          </table:table-cell>
          <table:table-cell office:value-type="float" office:value="58448" calcext:value-type="float">
            <text:p>5844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9</text:p>
          </table:table-cell>
          <table:table-cell office:value-type="float" office:value="0.038136" calcext:value-type="float">
            <text:p>0.038136</text:p>
          </table:table-cell>
          <table:table-cell office:value-type="float" office:value="0.024301" calcext:value-type="float">
            <text:p>0.024301</text:p>
          </table:table-cell>
          <table:table-cell office:value-type="float" office:value="0" calcext:value-type="float">
            <text:p>0</text:p>
          </table:table-cell>
          <table:table-cell office:value-type="float" office:value="94208" calcext:value-type="float">
            <text:p>9420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0</text:p>
          </table:table-cell>
          <table:table-cell office:value-type="float" office:value="0.007794" calcext:value-type="float">
            <text:p>0.007794</text:p>
          </table:table-cell>
          <table:table-cell office:value-type="float" office:value="0.007135" calcext:value-type="float">
            <text:p>0.007135</text:p>
          </table:table-cell>
          <table:table-cell office:value-type="float" office:value="0" calcext:value-type="float">
            <text:p>0</text:p>
          </table:table-cell>
          <table:table-cell office:value-type="float" office:value="63781" calcext:value-type="float">
            <text:p>6378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1</text:p>
          </table:table-cell>
          <table:table-cell office:value-type="float" office:value="0.023084" calcext:value-type="float">
            <text:p>0.023084</text:p>
          </table:table-cell>
          <table:table-cell office:value-type="float" office:value="0.017754" calcext:value-type="float">
            <text:p>0.017754</text:p>
          </table:table-cell>
          <table:table-cell office:value-type="float" office:value="0" calcext:value-type="float">
            <text:p>0</text:p>
          </table:table-cell>
          <table:table-cell office:value-type="float" office:value="91967" calcext:value-type="float">
            <text:p>91967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2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0" calcext:value-type="float">
            <text:p>0</text:p>
          </table:table-cell>
          <table:table-cell office:value-type="float" office:value="79877" calcext:value-type="float">
            <text:p>79877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3</text:p>
          </table:table-cell>
          <table:table-cell office:value-type="float" office:value="0.011819" calcext:value-type="float">
            <text:p>0.011819</text:p>
          </table:table-cell>
          <table:table-cell office:value-type="float" office:value="0.007478" calcext:value-type="float">
            <text:p>0.007478</text:p>
          </table:table-cell>
          <table:table-cell office:value-type="float" office:value="0" calcext:value-type="float">
            <text:p>0</text:p>
          </table:table-cell>
          <table:table-cell office:value-type="float" office:value="80241" calcext:value-type="float">
            <text:p>8024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4</text:p>
          </table:table-cell>
          <table:table-cell office:value-type="float" office:value="0.015784" calcext:value-type="float">
            <text:p>0.015784</text:p>
          </table:table-cell>
          <table:table-cell office:value-type="float" office:value="0.015003" calcext:value-type="float">
            <text:p>0.015003</text:p>
          </table:table-cell>
          <table:table-cell office:value-type="float" office:value="0" calcext:value-type="float">
            <text:p>0</text:p>
          </table:table-cell>
          <table:table-cell office:value-type="float" office:value="85853" calcext:value-type="float">
            <text:p>8585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5</text:p>
          </table:table-cell>
          <table:table-cell office:value-type="float" office:value="0.052729" calcext:value-type="float">
            <text:p>0.052729</text:p>
          </table:table-cell>
          <table:table-cell office:value-type="float" office:value="0.042327" calcext:value-type="float">
            <text:p>0.042327</text:p>
          </table:table-cell>
          <table:table-cell office:value-type="float" office:value="0" calcext:value-type="float">
            <text:p>0</text:p>
          </table:table-cell>
          <table:table-cell office:value-type="float" office:value="105753" calcext:value-type="float">
            <text:p>10575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6</text:p>
          </table:table-cell>
          <table:table-cell office:value-type="float" office:value="0.031546" calcext:value-type="float">
            <text:p>0.031546</text:p>
          </table:table-cell>
          <table:table-cell office:value-type="float" office:value="0.010338" calcext:value-type="float">
            <text:p>0.010338</text:p>
          </table:table-cell>
          <table:table-cell office:value-type="float" office:value="0" calcext:value-type="float">
            <text:p>0</text:p>
          </table:table-cell>
          <table:table-cell office:value-type="float" office:value="81685" calcext:value-type="float">
            <text:p>8168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7</text:p>
          </table:table-cell>
          <table:table-cell office:value-type="float" office:value="0.017111" calcext:value-type="float">
            <text:p>0.017111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" calcext:value-type="float">
            <text:p>0</text:p>
          </table:table-cell>
          <table:table-cell office:value-type="float" office:value="66843" calcext:value-type="float">
            <text:p>6684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8</text:p>
          </table:table-cell>
          <table:table-cell office:value-type="float" office:value="0.047684" calcext:value-type="float">
            <text:p>0.047684</text:p>
          </table:table-cell>
          <table:table-cell office:value-type="float" office:value="0.030829" calcext:value-type="float">
            <text:p>0.030829</text:p>
          </table:table-cell>
          <table:table-cell office:value-type="float" office:value="0" calcext:value-type="float">
            <text:p>0</text:p>
          </table:table-cell>
          <table:table-cell office:value-type="float" office:value="88503" calcext:value-type="float">
            <text:p>8850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9</text:p>
          </table:table-cell>
          <table:table-cell office:value-type="float" office:value="0.062242" calcext:value-type="float">
            <text:p>0.062242</text:p>
          </table:table-cell>
          <table:table-cell office:value-type="float" office:value="0.048804" calcext:value-type="float">
            <text:p>0.048804</text:p>
          </table:table-cell>
          <table:table-cell office:value-type="float" office:value="0" calcext:value-type="float">
            <text:p>0</text:p>
          </table:table-cell>
          <table:table-cell office:value-type="float" office:value="118630" calcext:value-type="float">
            <text:p>11863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0</text:p>
          </table:table-cell>
          <table:table-cell office:value-type="float" office:value="0.007765" calcext:value-type="float">
            <text:p>0.007765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" calcext:value-type="float">
            <text:p>0</text:p>
          </table:table-cell>
          <table:table-cell office:value-type="float" office:value="53311" calcext:value-type="float">
            <text:p>53311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1</text:p>
          </table:table-cell>
          <table:table-cell office:value-type="float" office:value="0.097685" calcext:value-type="float">
            <text:p>0.097685</text:p>
          </table:table-cell>
          <table:table-cell office:value-type="float" office:value="0.288351" calcext:value-type="float">
            <text:p>0.288351</text:p>
          </table:table-cell>
          <table:table-cell office:value-type="float" office:value="0" calcext:value-type="float">
            <text:p>0</text:p>
          </table:table-cell>
          <table:table-cell office:value-type="float" office:value="187413" calcext:value-type="float">
            <text:p>18741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2</text:p>
          </table:table-cell>
          <table:table-cell office:value-type="float" office:value="0.256209" calcext:value-type="float">
            <text:p>0.256209</text:p>
          </table:table-cell>
          <table:table-cell office:value-type="float" office:value="0.290076" calcext:value-type="float">
            <text:p>0.290076</text:p>
          </table:table-cell>
          <table:table-cell office:value-type="float" office:value="0" calcext:value-type="float">
            <text:p>0</text:p>
          </table:table-cell>
          <table:table-cell office:value-type="float" office:value="110953" calcext:value-type="float">
            <text:p>110953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3</text:p>
          </table:table-cell>
          <table:table-cell office:value-type="float" office:value="0.329143" calcext:value-type="float">
            <text:p>0.329143</text:p>
          </table:table-cell>
          <table:table-cell office:value-type="float" office:value="0.501665" calcext:value-type="float">
            <text:p>0.501665</text:p>
          </table:table-cell>
          <table:table-cell office:value-type="float" office:value="0" calcext:value-type="float">
            <text:p>0</text:p>
          </table:table-cell>
          <table:table-cell office:value-type="float" office:value="186963" calcext:value-type="float">
            <text:p>18696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4</text:p>
          </table:table-cell>
          <table:table-cell office:value-type="float" office:value="0.37822" calcext:value-type="float">
            <text:p>0.37822</text:p>
          </table:table-cell>
          <table:table-cell office:value-type="float" office:value="0.45404" calcext:value-type="float">
            <text:p>0.45404</text:p>
          </table:table-cell>
          <table:table-cell office:value-type="float" office:value="0" calcext:value-type="float">
            <text:p>0</text:p>
          </table:table-cell>
          <table:table-cell office:value-type="float" office:value="190430" calcext:value-type="float">
            <text:p>19043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5</text:p>
          </table:table-cell>
          <table:table-cell office:value-type="float" office:value="0.231105" calcext:value-type="float">
            <text:p>0.231105</text:p>
          </table:table-cell>
          <table:table-cell office:value-type="float" office:value="0.231768" calcext:value-type="float">
            <text:p>0.231768</text:p>
          </table:table-cell>
          <table:table-cell office:value-type="float" office:value="0" calcext:value-type="float">
            <text:p>0</text:p>
          </table:table-cell>
          <table:table-cell office:value-type="float" office:value="95162" calcext:value-type="float">
            <text:p>9516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6</text:p>
          </table:table-cell>
          <table:table-cell office:value-type="float" office:value="0.132861" calcext:value-type="float">
            <text:p>0.132861</text:p>
          </table:table-cell>
          <table:table-cell office:value-type="float" office:value="0.110685" calcext:value-type="float">
            <text:p>0.110685</text:p>
          </table:table-cell>
          <table:table-cell office:value-type="float" office:value="0" calcext:value-type="float">
            <text:p>0</text:p>
          </table:table-cell>
          <table:table-cell office:value-type="float" office:value="69159" calcext:value-type="float">
            <text:p>69159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7</text:p>
          </table:table-cell>
          <table:table-cell office:value-type="float" office:value="0.134433" calcext:value-type="float">
            <text:p>0.134433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0" calcext:value-type="float">
            <text:p>0</text:p>
          </table:table-cell>
          <table:table-cell office:value-type="float" office:value="102315" calcext:value-type="float">
            <text:p>10231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8</text:p>
          </table:table-cell>
          <table:table-cell office:value-type="float" office:value="0.017402" calcext:value-type="float">
            <text:p>0.017402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" calcext:value-type="float">
            <text:p>0</text:p>
          </table:table-cell>
          <table:table-cell office:value-type="float" office:value="46454" calcext:value-type="float">
            <text:p>4645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9</text:p>
          </table:table-cell>
          <table:table-cell office:value-type="float" office:value="0.027567" calcext:value-type="float">
            <text:p>0.027567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" calcext:value-type="float">
            <text:p>0</text:p>
          </table:table-cell>
          <table:table-cell office:value-type="float" office:value="50973" calcext:value-type="float">
            <text:p>5097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0</text:p>
          </table:table-cell>
          <table:table-cell office:value-type="float" office:value="0.036224" calcext:value-type="float">
            <text:p>0.036224</text:p>
          </table:table-cell>
          <table:table-cell office:value-type="float" office:value="0.024908" calcext:value-type="float">
            <text:p>0.024908</text:p>
          </table:table-cell>
          <table:table-cell office:value-type="float" office:value="0" calcext:value-type="float">
            <text:p>0</text:p>
          </table:table-cell>
          <table:table-cell office:value-type="float" office:value="87802" calcext:value-type="float">
            <text:p>8780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1</text:p>
          </table:table-cell>
          <table:table-cell office:value-type="float" office:value="0.585645" calcext:value-type="float">
            <text:p>0.585645</text:p>
          </table:table-cell>
          <table:table-cell office:value-type="float" office:value="1.097996" calcext:value-type="float">
            <text:p>1.097996</text:p>
          </table:table-cell>
          <table:table-cell office:value-type="float" office:value="0" calcext:value-type="float">
            <text:p>0</text:p>
          </table:table-cell>
          <table:table-cell office:value-type="float" office:value="437502" calcext:value-type="float">
            <text:p>43750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2</text:p>
          </table:table-cell>
          <table:table-cell office:value-type="float" office:value="0.540152" calcext:value-type="float">
            <text:p>0.540152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" calcext:value-type="float">
            <text:p>0</text:p>
          </table:table-cell>
          <table:table-cell office:value-type="float" office:value="164792" calcext:value-type="float">
            <text:p>16479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3</text:p>
          </table:table-cell>
          <table:table-cell office:value-type="float" office:value="0.594407" calcext:value-type="float">
            <text:p>0.594407</text:p>
          </table:table-cell>
          <table:table-cell office:value-type="float" office:value="0.844937" calcext:value-type="float">
            <text:p>0.844937</text:p>
          </table:table-cell>
          <table:table-cell office:value-type="float" office:value="0" calcext:value-type="float">
            <text:p>0</text:p>
          </table:table-cell>
          <table:table-cell office:value-type="float" office:value="230200" calcext:value-type="float">
            <text:p>23020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4</text:p>
          </table:table-cell>
          <table:table-cell office:value-type="float" office:value="0.675464" calcext:value-type="float">
            <text:p>0.675464</text:p>
          </table:table-cell>
          <table:table-cell office:value-type="float" office:value="0.650002" calcext:value-type="float">
            <text:p>0.650002</text:p>
          </table:table-cell>
          <table:table-cell office:value-type="float" office:value="0" calcext:value-type="float">
            <text:p>0</text:p>
          </table:table-cell>
          <table:table-cell office:value-type="float" office:value="156096" calcext:value-type="float">
            <text:p>15609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5</text:p>
          </table:table-cell>
          <table:table-cell office:value-type="float" office:value="0.54938" calcext:value-type="float">
            <text:p>0.54938</text:p>
          </table:table-cell>
          <table:table-cell office:value-type="float" office:value="0.818194" calcext:value-type="float">
            <text:p>0.818194</text:p>
          </table:table-cell>
          <table:table-cell office:value-type="float" office:value="0" calcext:value-type="float">
            <text:p>0</text:p>
          </table:table-cell>
          <table:table-cell office:value-type="float" office:value="204578" calcext:value-type="float">
            <text:p>20457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6</text:p>
          </table:table-cell>
          <table:table-cell office:value-type="float" office:value="0.565485" calcext:value-type="float">
            <text:p>0.565485</text:p>
          </table:table-cell>
          <table:table-cell office:value-type="float" office:value="0.844074" calcext:value-type="float">
            <text:p>0.844074</text:p>
          </table:table-cell>
          <table:table-cell office:value-type="float" office:value="0" calcext:value-type="float">
            <text:p>0</text:p>
          </table:table-cell>
          <table:table-cell office:value-type="float" office:value="218078" calcext:value-type="float">
            <text:p>21807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7</text:p>
          </table:table-cell>
          <table:table-cell office:value-type="float" office:value="0.493491" calcext:value-type="float">
            <text:p>0.493491</text:p>
          </table:table-cell>
          <table:table-cell office:value-type="float" office:value="0.659259" calcext:value-type="float">
            <text:p>0.659259</text:p>
          </table:table-cell>
          <table:table-cell office:value-type="float" office:value="0" calcext:value-type="float">
            <text:p>0</text:p>
          </table:table-cell>
          <table:table-cell office:value-type="float" office:value="175782" calcext:value-type="float">
            <text:p>17578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8</text:p>
          </table:table-cell>
          <table:table-cell office:value-type="float" office:value="0.513928" calcext:value-type="float">
            <text:p>0.513928</text:p>
          </table:table-cell>
          <table:table-cell office:value-type="float" office:value="0.618237" calcext:value-type="float">
            <text:p>0.618237</text:p>
          </table:table-cell>
          <table:table-cell office:value-type="float" office:value="0" calcext:value-type="float">
            <text:p>0</text:p>
          </table:table-cell>
          <table:table-cell office:value-type="float" office:value="179527" calcext:value-type="float">
            <text:p>17952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9</text:p>
          </table:table-cell>
          <table:table-cell office:value-type="float" office:value="0.562905" calcext:value-type="float">
            <text:p>0.562905</text:p>
          </table:table-cell>
          <table:table-cell office:value-type="float" office:value="0.66208" calcext:value-type="float">
            <text:p>0.66208</text:p>
          </table:table-cell>
          <table:table-cell office:value-type="float" office:value="0" calcext:value-type="float">
            <text:p>0</text:p>
          </table:table-cell>
          <table:table-cell office:value-type="float" office:value="194672" calcext:value-type="float">
            <text:p>19467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0</text:p>
          </table:table-cell>
          <table:table-cell office:value-type="float" office:value="0.57034" calcext:value-type="float">
            <text:p>0.57034</text:p>
          </table:table-cell>
          <table:table-cell office:value-type="float" office:value="0.931233" calcext:value-type="float">
            <text:p>0.931233</text:p>
          </table:table-cell>
          <table:table-cell office:value-type="float" office:value="0" calcext:value-type="float">
            <text:p>0</text:p>
          </table:table-cell>
          <table:table-cell office:value-type="float" office:value="273973" calcext:value-type="float">
            <text:p>27397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1</text:p>
          </table:table-cell>
          <table:table-cell office:value-type="float" office:value="0.527243" calcext:value-type="float">
            <text:p>0.527243</text:p>
          </table:table-cell>
          <table:table-cell office:value-type="float" office:value="1.090089" calcext:value-type="float">
            <text:p>1.090089</text:p>
          </table:table-cell>
          <table:table-cell office:value-type="float" office:value="0" calcext:value-type="float">
            <text:p>0</text:p>
          </table:table-cell>
          <table:table-cell office:value-type="float" office:value="319305" calcext:value-type="float">
            <text:p>31930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2</text:p>
          </table:table-cell>
          <table:table-cell office:value-type="float" office:value="0.64489" calcext:value-type="float">
            <text:p>0.64489</text:p>
          </table:table-cell>
          <table:table-cell office:value-type="float" office:value="1.311521" calcext:value-type="float">
            <text:p>1.311521</text:p>
          </table:table-cell>
          <table:table-cell office:value-type="float" office:value="0" calcext:value-type="float">
            <text:p>0</text:p>
          </table:table-cell>
          <table:table-cell office:value-type="float" office:value="368585" calcext:value-type="float">
            <text:p>36858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3</text:p>
          </table:table-cell>
          <table:table-cell office:value-type="float" office:value="0.507669" calcext:value-type="float">
            <text:p>0.507669</text:p>
          </table:table-cell>
          <table:table-cell office:value-type="float" office:value="0.983457" calcext:value-type="float">
            <text:p>0.983457</text:p>
          </table:table-cell>
          <table:table-cell office:value-type="float" office:value="0" calcext:value-type="float">
            <text:p>0</text:p>
          </table:table-cell>
          <table:table-cell office:value-type="float" office:value="272238" calcext:value-type="float">
            <text:p>27223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4</text:p>
          </table:table-cell>
          <table:table-cell office:value-type="float" office:value="1.174852" calcext:value-type="float">
            <text:p>1.174852</text:p>
          </table:table-cell>
          <table:table-cell office:value-type="float" office:value="1.90488" calcext:value-type="float">
            <text:p>1.90488</text:p>
          </table:table-cell>
          <table:table-cell office:value-type="float" office:value="0" calcext:value-type="float">
            <text:p>0</text:p>
          </table:table-cell>
          <table:table-cell office:value-type="float" office:value="514026" calcext:value-type="float">
            <text:p>51402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5</text:p>
          </table:table-cell>
          <table:table-cell office:value-type="float" office:value="0.591576" calcext:value-type="float">
            <text:p>0.591576</text:p>
          </table:table-cell>
          <table:table-cell office:value-type="float" office:value="1.836161" calcext:value-type="float">
            <text:p>1.836161</text:p>
          </table:table-cell>
          <table:table-cell office:value-type="float" office:value="0" calcext:value-type="float">
            <text:p>0</text:p>
          </table:table-cell>
          <table:table-cell office:value-type="float" office:value="476999" calcext:value-type="float">
            <text:p>47699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6</text:p>
          </table:table-cell>
          <table:table-cell office:value-type="float" office:value="1.149898" calcext:value-type="float">
            <text:p>1.149898</text:p>
          </table:table-cell>
          <table:table-cell office:value-type="float" office:value="1.088337" calcext:value-type="float">
            <text:p>1.088337</text:p>
          </table:table-cell>
          <table:table-cell office:value-type="float" office:value="0" calcext:value-type="float">
            <text:p>0</text:p>
          </table:table-cell>
          <table:table-cell office:value-type="float" office:value="323466" calcext:value-type="float">
            <text:p>32346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7</text:p>
          </table:table-cell>
          <table:table-cell office:value-type="float" office:value="0.539504" calcext:value-type="float">
            <text:p>0.539504</text:p>
          </table:table-cell>
          <table:table-cell office:value-type="float" office:value="1.410243" calcext:value-type="float">
            <text:p>1.410243</text:p>
          </table:table-cell>
          <table:table-cell office:value-type="float" office:value="0" calcext:value-type="float">
            <text:p>0</text:p>
          </table:table-cell>
          <table:table-cell office:value-type="float" office:value="371221" calcext:value-type="float">
            <text:p>3712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8</text:p>
          </table:table-cell>
          <table:table-cell office:value-type="float" office:value="0.778272" calcext:value-type="float">
            <text:p>0.778272</text:p>
          </table:table-cell>
          <table:table-cell office:value-type="float" office:value="1.987506" calcext:value-type="float">
            <text:p>1.987506</text:p>
          </table:table-cell>
          <table:table-cell office:value-type="float" office:value="0" calcext:value-type="float">
            <text:p>0</text:p>
          </table:table-cell>
          <table:table-cell office:value-type="float" office:value="502721" calcext:value-type="float">
            <text:p>50272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9</text:p>
          </table:table-cell>
          <table:table-cell office:value-type="float" office:value="0.867065" calcext:value-type="float">
            <text:p>0.867065</text:p>
          </table:table-cell>
          <table:table-cell office:value-type="float" office:value="2.686728" calcext:value-type="float">
            <text:p>2.686728</text:p>
          </table:table-cell>
          <table:table-cell office:value-type="float" office:value="0" calcext:value-type="float">
            <text:p>0</text:p>
          </table:table-cell>
          <table:table-cell office:value-type="float" office:value="649264" calcext:value-type="float">
            <text:p>64926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0</text:p>
          </table:table-cell>
          <table:table-cell office:value-type="float" office:value="0.89832" calcext:value-type="float">
            <text:p>0.89832</text:p>
          </table:table-cell>
          <table:table-cell office:value-type="float" office:value="2.259813" calcext:value-type="float">
            <text:p>2.259813</text:p>
          </table:table-cell>
          <table:table-cell office:value-type="float" office:value="0" calcext:value-type="float">
            <text:p>0</text:p>
          </table:table-cell>
          <table:table-cell office:value-type="float" office:value="569630" calcext:value-type="float">
            <text:p>56963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1</text:p>
          </table:table-cell>
          <table:table-cell office:value-type="float" office:value="0.531768" calcext:value-type="float">
            <text:p>0.531768</text:p>
          </table:table-cell>
          <table:table-cell office:value-type="float" office:value="3.165851" calcext:value-type="float">
            <text:p>3.165851</text:p>
          </table:table-cell>
          <table:table-cell office:value-type="float" office:value="0" calcext:value-type="float">
            <text:p>0</text:p>
          </table:table-cell>
          <table:table-cell office:value-type="float" office:value="769725" calcext:value-type="float">
            <text:p>76972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2</text:p>
          </table:table-cell>
          <table:table-cell office:value-type="float" office:value="1.011071" calcext:value-type="float">
            <text:p>1.011071</text:p>
          </table:table-cell>
          <table:table-cell office:value-type="float" office:value="1.992295" calcext:value-type="float">
            <text:p>1.992295</text:p>
          </table:table-cell>
          <table:table-cell office:value-type="float" office:value="0" calcext:value-type="float">
            <text:p>0</text:p>
          </table:table-cell>
          <table:table-cell office:value-type="float" office:value="520226" calcext:value-type="float">
            <text:p>52022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3</text:p>
          </table:table-cell>
          <table:table-cell office:value-type="float" office:value="1.580156" calcext:value-type="float">
            <text:p>1.580156</text:p>
          </table:table-cell>
          <table:table-cell office:value-type="float" office:value="3.880962" calcext:value-type="float">
            <text:p>3.880962</text:p>
          </table:table-cell>
          <table:table-cell office:value-type="float" office:value="0" calcext:value-type="float">
            <text:p>0</text:p>
          </table:table-cell>
          <table:table-cell office:value-type="float" office:value="949607" calcext:value-type="float">
            <text:p>94960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4</text:p>
          </table:table-cell>
          <table:table-cell office:value-type="float" office:value="1.53347" calcext:value-type="float">
            <text:p>1.53347</text:p>
          </table:table-cell>
          <table:table-cell office:value-type="float" office:value="4.874184" calcext:value-type="float">
            <text:p>4.874184</text:p>
          </table:table-cell>
          <table:table-cell office:value-type="float" office:value="0" calcext:value-type="float">
            <text:p>0</text:p>
          </table:table-cell>
          <table:table-cell office:value-type="float" office:value="1198368" calcext:value-type="float">
            <text:p>119836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5</text:p>
          </table:table-cell>
          <table:table-cell office:value-type="float" office:value="2.28956" calcext:value-type="float">
            <text:p>2.28956</text:p>
          </table:table-cell>
          <table:table-cell office:value-type="float" office:value="8.771011" calcext:value-type="float">
            <text:p>8.771011</text:p>
          </table:table-cell>
          <table:table-cell office:value-type="float" office:value="0" calcext:value-type="float">
            <text:p>0</text:p>
          </table:table-cell>
          <table:table-cell office:value-type="float" office:value="2400767" calcext:value-type="float">
            <text:p>240076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6</text:p>
          </table:table-cell>
          <table:table-cell office:value-type="float" office:value="1.408905" calcext:value-type="float">
            <text:p>1.408905</text:p>
          </table:table-cell>
          <table:table-cell office:value-type="float" office:value="3.575175" calcext:value-type="float">
            <text:p>3.575175</text:p>
          </table:table-cell>
          <table:table-cell office:value-type="float" office:value="0" calcext:value-type="float">
            <text:p>0</text:p>
          </table:table-cell>
          <table:table-cell office:value-type="float" office:value="1026100" calcext:value-type="float">
            <text:p>102610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7</text:p>
          </table:table-cell>
          <table:table-cell office:value-type="float" office:value="1.798094" calcext:value-type="float">
            <text:p>1.798094</text:p>
          </table:table-cell>
          <table:table-cell office:value-type="float" office:value="6.523204" calcext:value-type="float">
            <text:p>6.523204</text:p>
          </table:table-cell>
          <table:table-cell office:value-type="float" office:value="0" calcext:value-type="float">
            <text:p>0</text:p>
          </table:table-cell>
          <table:table-cell office:value-type="float" office:value="2229416" calcext:value-type="float">
            <text:p>222941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8</text:p>
          </table:table-cell>
          <table:table-cell office:value-type="float" office:value="1.458507" calcext:value-type="float">
            <text:p>1.458507</text:p>
          </table:table-cell>
          <table:table-cell office:value-type="float" office:value="2.428465" calcext:value-type="float">
            <text:p>2.428465</text:p>
          </table:table-cell>
          <table:table-cell office:value-type="float" office:value="0" calcext:value-type="float">
            <text:p>0</text:p>
          </table:table-cell>
          <table:table-cell office:value-type="float" office:value="1573154" calcext:value-type="float">
            <text:p>157315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9</text:p>
          </table:table-cell>
          <table:table-cell office:value-type="float" office:value="0.850815" calcext:value-type="float">
            <text:p>0.850815</text:p>
          </table:table-cell>
          <table:table-cell office:value-type="float" office:value="0.338837" calcext:value-type="float">
            <text:p>0.338837</text:p>
          </table:table-cell>
          <table:table-cell office:value-type="float" office:value="0" calcext:value-type="float">
            <text:p>0</text:p>
          </table:table-cell>
          <table:table-cell office:value-type="float" office:value="66336" calcext:value-type="float">
            <text:p>6633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0</text:p>
          </table:table-cell>
          <table:table-cell office:value-type="float" office:value="0.845949" calcext:value-type="float">
            <text:p>0.845949</text:p>
          </table:table-cell>
          <table:table-cell office:value-type="float" office:value="0.310941" calcext:value-type="float">
            <text:p>0.310941</text:p>
          </table:table-cell>
          <table:table-cell office:value-type="float" office:value="0" calcext:value-type="float">
            <text:p>0</text:p>
          </table:table-cell>
          <table:table-cell office:value-type="float" office:value="54766" calcext:value-type="float">
            <text:p>547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1</text:p>
          </table:table-cell>
          <table:table-cell office:value-type="float" office:value="0.789419" calcext:value-type="float">
            <text:p>0.789419</text:p>
          </table:table-cell>
          <table:table-cell office:value-type="float" office:value="0.571625" calcext:value-type="float">
            <text:p>0.571625</text:p>
          </table:table-cell>
          <table:table-cell office:value-type="float" office:value="0" calcext:value-type="float">
            <text:p>0</text:p>
          </table:table-cell>
          <table:table-cell office:value-type="float" office:value="110232" calcext:value-type="float">
            <text:p>11023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2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743289" calcext:value-type="float">
            <text:p>0.743289</text:p>
          </table:table-cell>
          <table:table-cell office:value-type="float" office:value="0" calcext:value-type="float">
            <text:p>0</text:p>
          </table:table-cell>
          <table:table-cell office:value-type="float" office:value="147450" calcext:value-type="float">
            <text:p>14745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3</text:p>
          </table:table-cell>
          <table:table-cell office:value-type="float" office:value="0.65509" calcext:value-type="float">
            <text:p>0.65509</text:p>
          </table:table-cell>
          <table:table-cell office:value-type="float" office:value="0.451024" calcext:value-type="float">
            <text:p>0.451024</text:p>
          </table:table-cell>
          <table:table-cell office:value-type="float" office:value="0" calcext:value-type="float">
            <text:p>0</text:p>
          </table:table-cell>
          <table:table-cell office:value-type="float" office:value="78047" calcext:value-type="float">
            <text:p>7804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4</text:p>
          </table:table-cell>
          <table:table-cell office:value-type="float" office:value="0.944194" calcext:value-type="float">
            <text:p>0.944194</text:p>
          </table:table-cell>
          <table:table-cell office:value-type="float" office:value="0.848321" calcext:value-type="float">
            <text:p>0.848321</text:p>
          </table:table-cell>
          <table:table-cell office:value-type="float" office:value="0" calcext:value-type="float">
            <text:p>0</text:p>
          </table:table-cell>
          <table:table-cell office:value-type="float" office:value="159185" calcext:value-type="float">
            <text:p>15918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5</text:p>
          </table:table-cell>
          <table:table-cell office:value-type="float" office:value="0.734708" calcext:value-type="float">
            <text:p>0.734708</text:p>
          </table:table-cell>
          <table:table-cell office:value-type="float" office:value="1.636128" calcext:value-type="float">
            <text:p>1.636128</text:p>
          </table:table-cell>
          <table:table-cell office:value-type="float" office:value="0" calcext:value-type="float">
            <text:p>0</text:p>
          </table:table-cell>
          <table:table-cell office:value-type="float" office:value="368994" calcext:value-type="float">
            <text:p>36899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6</text:p>
          </table:table-cell>
          <table:table-cell office:value-type="float" office:value="0.929064" calcext:value-type="float">
            <text:p>0.929064</text:p>
          </table:table-cell>
          <table:table-cell office:value-type="float" office:value="1.239024" calcext:value-type="float">
            <text:p>1.239024</text:p>
          </table:table-cell>
          <table:table-cell office:value-type="float" office:value="0" calcext:value-type="float">
            <text:p>0</text:p>
          </table:table-cell>
          <table:table-cell office:value-type="float" office:value="198052" calcext:value-type="float">
            <text:p>19805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7</text:p>
          </table:table-cell>
          <table:table-cell office:value-type="float" office:value="0.781815" calcext:value-type="float">
            <text:p>0.781815</text:p>
          </table:table-cell>
          <table:table-cell office:value-type="float" office:value="0.567796" calcext:value-type="float">
            <text:p>0.567796</text:p>
          </table:table-cell>
          <table:table-cell office:value-type="float" office:value="0" calcext:value-type="float">
            <text:p>0</text:p>
          </table:table-cell>
          <table:table-cell office:value-type="float" office:value="92974" calcext:value-type="float">
            <text:p>9297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8</text:p>
          </table:table-cell>
          <table:table-cell office:value-type="float" office:value="0.780637" calcext:value-type="float">
            <text:p>0.780637</text:p>
          </table:table-cell>
          <table:table-cell office:value-type="float" office:value="1.04142" calcext:value-type="float">
            <text:p>1.04142</text:p>
          </table:table-cell>
          <table:table-cell office:value-type="float" office:value="0" calcext:value-type="float">
            <text:p>0</text:p>
          </table:table-cell>
          <table:table-cell office:value-type="float" office:value="174215" calcext:value-type="float">
            <text:p>17421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9</text:p>
          </table:table-cell>
          <table:table-cell office:value-type="float" office:value="0.558333" calcext:value-type="float">
            <text:p>0.558333</text:p>
          </table:table-cell>
          <table:table-cell office:value-type="float" office:value="1.134033" calcext:value-type="float">
            <text:p>1.134033</text:p>
          </table:table-cell>
          <table:table-cell office:value-type="float" office:value="0" calcext:value-type="float">
            <text:p>0</text:p>
          </table:table-cell>
          <table:table-cell office:value-type="float" office:value="273607" calcext:value-type="float">
            <text:p>27360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0</text:p>
          </table:table-cell>
          <table:table-cell office:value-type="float" office:value="0.751054" calcext:value-type="float">
            <text:p>0.751054</text:p>
          </table:table-cell>
          <table:table-cell office:value-type="float" office:value="0.431595" calcext:value-type="float">
            <text:p>0.431595</text:p>
          </table:table-cell>
          <table:table-cell office:value-type="float" office:value="0" calcext:value-type="float">
            <text:p>0</text:p>
          </table:table-cell>
          <table:table-cell office:value-type="float" office:value="71023" calcext:value-type="float">
            <text:p>7102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1</text:p>
          </table:table-cell>
          <table:table-cell office:value-type="float" office:value="0.739122" calcext:value-type="float">
            <text:p>0.739122</text:p>
          </table:table-cell>
          <table:table-cell office:value-type="float" office:value="0.893446" calcext:value-type="float">
            <text:p>0.893446</text:p>
          </table:table-cell>
          <table:table-cell office:value-type="float" office:value="0" calcext:value-type="float">
            <text:p>0</text:p>
          </table:table-cell>
          <table:table-cell office:value-type="float" office:value="176893" calcext:value-type="float">
            <text:p>17689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2</text:p>
          </table:table-cell>
          <table:table-cell office:value-type="float" office:value="0.62183" calcext:value-type="float">
            <text:p>0.62183</text:p>
          </table:table-cell>
          <table:table-cell office:value-type="float" office:value="0.393141" calcext:value-type="float">
            <text:p>0.393141</text:p>
          </table:table-cell>
          <table:table-cell office:value-type="float" office:value="0" calcext:value-type="float">
            <text:p>0</text:p>
          </table:table-cell>
          <table:table-cell office:value-type="float" office:value="62946" calcext:value-type="float">
            <text:p>6294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3</text:p>
          </table:table-cell>
          <table:table-cell office:value-type="float" office:value="0.636646" calcext:value-type="float">
            <text:p>0.636646</text:p>
          </table:table-cell>
          <table:table-cell office:value-type="float" office:value="0.700374" calcext:value-type="float">
            <text:p>0.700374</text:p>
          </table:table-cell>
          <table:table-cell office:value-type="float" office:value="0" calcext:value-type="float">
            <text:p>0</text:p>
          </table:table-cell>
          <table:table-cell office:value-type="float" office:value="112811" calcext:value-type="float">
            <text:p>11281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4</text:p>
          </table:table-cell>
          <table:table-cell office:value-type="float" office:value="0.815563" calcext:value-type="float">
            <text:p>0.815563</text:p>
          </table:table-cell>
          <table:table-cell office:value-type="float" office:value="0.360305" calcext:value-type="float">
            <text:p>0.360305</text:p>
          </table:table-cell>
          <table:table-cell office:value-type="float" office:value="0" calcext:value-type="float">
            <text:p>0</text:p>
          </table:table-cell>
          <table:table-cell office:value-type="float" office:value="61544" calcext:value-type="float">
            <text:p>6154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5</text:p>
          </table:table-cell>
          <table:table-cell office:value-type="float" office:value="0.501146" calcext:value-type="float">
            <text:p>0.501146</text:p>
          </table:table-cell>
          <table:table-cell office:value-type="float" office:value="0.664909" calcext:value-type="float">
            <text:p>0.664909</text:p>
          </table:table-cell>
          <table:table-cell office:value-type="float" office:value="0" calcext:value-type="float">
            <text:p>0</text:p>
          </table:table-cell>
          <table:table-cell office:value-type="float" office:value="103095" calcext:value-type="float">
            <text:p>10309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6</text:p>
          </table:table-cell>
          <table:table-cell office:value-type="float" office:value="0.807931" calcext:value-type="float">
            <text:p>0.807931</text:p>
          </table:table-cell>
          <table:table-cell office:value-type="float" office:value="0.55484" calcext:value-type="float">
            <text:p>0.55484</text:p>
          </table:table-cell>
          <table:table-cell office:value-type="float" office:value="0" calcext:value-type="float">
            <text:p>0</text:p>
          </table:table-cell>
          <table:table-cell office:value-type="float" office:value="94054" calcext:value-type="float">
            <text:p>9405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7</text:p>
          </table:table-cell>
          <table:table-cell office:value-type="float" office:value="0.742905" calcext:value-type="float">
            <text:p>0.742905</text:p>
          </table:table-cell>
          <table:table-cell office:value-type="float" office:value="0.259242" calcext:value-type="float">
            <text:p>0.259242</text:p>
          </table:table-cell>
          <table:table-cell office:value-type="float" office:value="0" calcext:value-type="float">
            <text:p>0</text:p>
          </table:table-cell>
          <table:table-cell office:value-type="float" office:value="37912" calcext:value-type="float">
            <text:p>3791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8</text:p>
          </table:table-cell>
          <table:table-cell office:value-type="float" office:value="1.035074" calcext:value-type="float">
            <text:p>1.035074</text:p>
          </table:table-cell>
          <table:table-cell office:value-type="float" office:value="0.684551" calcext:value-type="float">
            <text:p>0.684551</text:p>
          </table:table-cell>
          <table:table-cell office:value-type="float" office:value="0" calcext:value-type="float">
            <text:p>0</text:p>
          </table:table-cell>
          <table:table-cell office:value-type="float" office:value="126469" calcext:value-type="float">
            <text:p>12646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9</text:p>
          </table:table-cell>
          <table:table-cell office:value-type="float" office:value="0.660035" calcext:value-type="float">
            <text:p>0.660035</text:p>
          </table:table-cell>
          <table:table-cell office:value-type="float" office:value="0.355966" calcext:value-type="float">
            <text:p>0.355966</text:p>
          </table:table-cell>
          <table:table-cell office:value-type="float" office:value="0" calcext:value-type="float">
            <text:p>0</text:p>
          </table:table-cell>
          <table:table-cell office:value-type="float" office:value="64174" calcext:value-type="float">
            <text:p>6417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0</text:p>
          </table:table-cell>
          <table:table-cell office:value-type="float" office:value="0.741669" calcext:value-type="float">
            <text:p>0.741669</text:p>
          </table:table-cell>
          <table:table-cell office:value-type="float" office:value="0.149865" calcext:value-type="float">
            <text:p>0.149865</text:p>
          </table:table-cell>
          <table:table-cell office:value-type="float" office:value="0" calcext:value-type="float">
            <text:p>0</text:p>
          </table:table-cell>
          <table:table-cell office:value-type="float" office:value="20310" calcext:value-type="float">
            <text:p>203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1</text:p>
          </table:table-cell>
          <table:table-cell office:value-type="float" office:value="0.525075" calcext:value-type="float">
            <text:p>0.525075</text:p>
          </table:table-cell>
          <table:table-cell office:value-type="float" office:value="0.109596" calcext:value-type="float">
            <text:p>0.109596</text:p>
          </table:table-cell>
          <table:table-cell office:value-type="float" office:value="0" calcext:value-type="float">
            <text:p>0</text:p>
          </table:table-cell>
          <table:table-cell office:value-type="float" office:value="15343" calcext:value-type="float">
            <text:p>1534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2</text:p>
          </table:table-cell>
          <table:table-cell office:value-type="float" office:value="0.598715" calcext:value-type="float">
            <text:p>0.598715</text:p>
          </table:table-cell>
          <table:table-cell office:value-type="float" office:value="0.349199" calcext:value-type="float">
            <text:p>0.349199</text:p>
          </table:table-cell>
          <table:table-cell office:value-type="float" office:value="0" calcext:value-type="float">
            <text:p>0</text:p>
          </table:table-cell>
          <table:table-cell office:value-type="float" office:value="58729" calcext:value-type="float">
            <text:p>5872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3</text:p>
          </table:table-cell>
          <table:table-cell office:value-type="float" office:value="0.647454" calcext:value-type="float">
            <text:p>0.647454</text:p>
          </table:table-cell>
          <table:table-cell office:value-type="float" office:value="0.334576" calcext:value-type="float">
            <text:p>0.334576</text:p>
          </table:table-cell>
          <table:table-cell office:value-type="float" office:value="0" calcext:value-type="float">
            <text:p>0</text:p>
          </table:table-cell>
          <table:table-cell office:value-type="float" office:value="59814" calcext:value-type="float">
            <text:p>5981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4</text:p>
          </table:table-cell>
          <table:table-cell office:value-type="float" office:value="0.703479" calcext:value-type="float">
            <text:p>0.703479</text:p>
          </table:table-cell>
          <table:table-cell office:value-type="float" office:value="0.302679" calcext:value-type="float">
            <text:p>0.302679</text:p>
          </table:table-cell>
          <table:table-cell office:value-type="float" office:value="0" calcext:value-type="float">
            <text:p>0</text:p>
          </table:table-cell>
          <table:table-cell office:value-type="float" office:value="60992" calcext:value-type="float">
            <text:p>6099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5</text:p>
          </table:table-cell>
          <table:table-cell office:value-type="float" office:value="0.511084" calcext:value-type="float">
            <text:p>0.511084</text:p>
          </table:table-cell>
          <table:table-cell office:value-type="float" office:value="0.299142" calcext:value-type="float">
            <text:p>0.299142</text:p>
          </table:table-cell>
          <table:table-cell office:value-type="float" office:value="0" calcext:value-type="float">
            <text:p>0</text:p>
          </table:table-cell>
          <table:table-cell office:value-type="float" office:value="53737" calcext:value-type="float">
            <text:p>5373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6</text:p>
          </table:table-cell>
          <table:table-cell office:value-type="float" office:value="0.551634" calcext:value-type="float">
            <text:p>0.551634</text:p>
          </table:table-cell>
          <table:table-cell office:value-type="float" office:value="0.237277" calcext:value-type="float">
            <text:p>0.237277</text:p>
          </table:table-cell>
          <table:table-cell office:value-type="float" office:value="0" calcext:value-type="float">
            <text:p>0</text:p>
          </table:table-cell>
          <table:table-cell office:value-type="float" office:value="47044" calcext:value-type="float">
            <text:p>4704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7</text:p>
          </table:table-cell>
          <table:table-cell office:value-type="float" office:value="0.510988" calcext:value-type="float">
            <text:p>0.510988</text:p>
          </table:table-cell>
          <table:table-cell office:value-type="float" office:value="0.171599" calcext:value-type="float">
            <text:p>0.171599</text:p>
          </table:table-cell>
          <table:table-cell office:value-type="float" office:value="0" calcext:value-type="float">
            <text:p>0</text:p>
          </table:table-cell>
          <table:table-cell office:value-type="float" office:value="34763" calcext:value-type="float">
            <text:p>3476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8</text:p>
          </table:table-cell>
          <table:table-cell office:value-type="float" office:value="0.592339" calcext:value-type="float">
            <text:p>0.592339</text:p>
          </table:table-cell>
          <table:table-cell office:value-type="float" office:value="0.399849" calcext:value-type="float">
            <text:p>0.399849</text:p>
          </table:table-cell>
          <table:table-cell office:value-type="float" office:value="0" calcext:value-type="float">
            <text:p>0</text:p>
          </table:table-cell>
          <table:table-cell office:value-type="float" office:value="76329" calcext:value-type="float">
            <text:p>7632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9</text:p>
          </table:table-cell>
          <table:table-cell office:value-type="float" office:value="0.663657" calcext:value-type="float">
            <text:p>0.663657</text:p>
          </table:table-cell>
          <table:table-cell office:value-type="float" office:value="0.154613" calcext:value-type="float">
            <text:p>0.154613</text:p>
          </table:table-cell>
          <table:table-cell office:value-type="float" office:value="0" calcext:value-type="float">
            <text:p>0</text:p>
          </table:table-cell>
          <table:table-cell office:value-type="float" office:value="29051" calcext:value-type="float">
            <text:p>2905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0</text:p>
          </table:table-cell>
          <table:table-cell office:value-type="float" office:value="0.505096" calcext:value-type="float">
            <text:p>0.505096</text:p>
          </table:table-cell>
          <table:table-cell office:value-type="float" office:value="0.34369" calcext:value-type="float">
            <text:p>0.34369</text:p>
          </table:table-cell>
          <table:table-cell office:value-type="float" office:value="0" calcext:value-type="float">
            <text:p>0</text:p>
          </table:table-cell>
          <table:table-cell office:value-type="float" office:value="64479" calcext:value-type="float">
            <text:p>6447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1</text:p>
          </table:table-cell>
          <table:table-cell office:value-type="float" office:value="0.481251" calcext:value-type="float">
            <text:p>0.481251</text:p>
          </table:table-cell>
          <table:table-cell office:value-type="float" office:value="0.315022" calcext:value-type="float">
            <text:p>0.315022</text:p>
          </table:table-cell>
          <table:table-cell office:value-type="float" office:value="0" calcext:value-type="float">
            <text:p>0</text:p>
          </table:table-cell>
          <table:table-cell office:value-type="float" office:value="59743" calcext:value-type="float">
            <text:p>5974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2</text:p>
          </table:table-cell>
          <table:table-cell office:value-type="float" office:value="0.484983" calcext:value-type="float">
            <text:p>0.484983</text:p>
          </table:table-cell>
          <table:table-cell office:value-type="float" office:value="0.385689" calcext:value-type="float">
            <text:p>0.385689</text:p>
          </table:table-cell>
          <table:table-cell office:value-type="float" office:value="0" calcext:value-type="float">
            <text:p>0</text:p>
          </table:table-cell>
          <table:table-cell office:value-type="float" office:value="79239" calcext:value-type="float">
            <text:p>7923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3</text:p>
          </table:table-cell>
          <table:table-cell office:value-type="float" office:value="0.396997" calcext:value-type="float">
            <text:p>0.396997</text:p>
          </table:table-cell>
          <table:table-cell office:value-type="float" office:value="0.293214" calcext:value-type="float">
            <text:p>0.293214</text:p>
          </table:table-cell>
          <table:table-cell office:value-type="float" office:value="0" calcext:value-type="float">
            <text:p>0</text:p>
          </table:table-cell>
          <table:table-cell office:value-type="float" office:value="56957" calcext:value-type="float">
            <text:p>5695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4</text:p>
          </table:table-cell>
          <table:table-cell office:value-type="float" office:value="0.543737" calcext:value-type="float">
            <text:p>0.543737</text:p>
          </table:table-cell>
          <table:table-cell office:value-type="float" office:value="0.243123" calcext:value-type="float">
            <text:p>0.243123</text:p>
          </table:table-cell>
          <table:table-cell office:value-type="float" office:value="0" calcext:value-type="float">
            <text:p>0</text:p>
          </table:table-cell>
          <table:table-cell office:value-type="float" office:value="48805" calcext:value-type="float">
            <text:p>4880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5</text:p>
          </table:table-cell>
          <table:table-cell office:value-type="float" office:value="0.717858" calcext:value-type="float">
            <text:p>0.717858</text:p>
          </table:table-cell>
          <table:table-cell office:value-type="float" office:value="0.998995" calcext:value-type="float">
            <text:p>0.998995</text:p>
          </table:table-cell>
          <table:table-cell office:value-type="float" office:value="0" calcext:value-type="float">
            <text:p>0</text:p>
          </table:table-cell>
          <table:table-cell office:value-type="float" office:value="180607" calcext:value-type="float">
            <text:p>18060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6</text:p>
          </table:table-cell>
          <table:table-cell office:value-type="float" office:value="0.974545" calcext:value-type="float">
            <text:p>0.974545</text:p>
          </table:table-cell>
          <table:table-cell office:value-type="float" office:value="1.744233" calcext:value-type="float">
            <text:p>1.744233</text:p>
          </table:table-cell>
          <table:table-cell office:value-type="float" office:value="0" calcext:value-type="float">
            <text:p>0</text:p>
          </table:table-cell>
          <table:table-cell office:value-type="float" office:value="381633" calcext:value-type="float">
            <text:p>38163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7</text:p>
          </table:table-cell>
          <table:table-cell office:value-type="float" office:value="1.002249" calcext:value-type="float">
            <text:p>1.002249</text:p>
          </table:table-cell>
          <table:table-cell office:value-type="float" office:value="1.942552" calcext:value-type="float">
            <text:p>1.942552</text:p>
          </table:table-cell>
          <table:table-cell office:value-type="float" office:value="0" calcext:value-type="float">
            <text:p>0</text:p>
          </table:table-cell>
          <table:table-cell office:value-type="float" office:value="453679" calcext:value-type="float">
            <text:p>45367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8</text:p>
          </table:table-cell>
          <table:table-cell office:value-type="float" office:value="0.726201" calcext:value-type="float">
            <text:p>0.726201</text:p>
          </table:table-cell>
          <table:table-cell office:value-type="float" office:value="0.819284" calcext:value-type="float">
            <text:p>0.819284</text:p>
          </table:table-cell>
          <table:table-cell office:value-type="float" office:value="0" calcext:value-type="float">
            <text:p>0</text:p>
          </table:table-cell>
          <table:table-cell office:value-type="float" office:value="142150" calcext:value-type="float">
            <text:p>14215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9</text:p>
          </table:table-cell>
          <table:table-cell office:value-type="float" office:value="0.825185" calcext:value-type="float">
            <text:p>0.825185</text:p>
          </table:table-cell>
          <table:table-cell office:value-type="float" office:value="0.842593" calcext:value-type="float">
            <text:p>0.842593</text:p>
          </table:table-cell>
          <table:table-cell office:value-type="float" office:value="0" calcext:value-type="float">
            <text:p>0</text:p>
          </table:table-cell>
          <table:table-cell office:value-type="float" office:value="132130" calcext:value-type="float">
            <text:p>1321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0</text:p>
          </table:table-cell>
          <table:table-cell office:value-type="float" office:value="0.735006" calcext:value-type="float">
            <text:p>0.735006</text:p>
          </table:table-cell>
          <table:table-cell office:value-type="float" office:value="0.666535" calcext:value-type="float">
            <text:p>0.666535</text:p>
          </table:table-cell>
          <table:table-cell office:value-type="float" office:value="0" calcext:value-type="float">
            <text:p>0</text:p>
          </table:table-cell>
          <table:table-cell office:value-type="float" office:value="125079" calcext:value-type="float">
            <text:p>12507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1</text:p>
          </table:table-cell>
          <table:table-cell office:value-type="float" office:value="0.525228" calcext:value-type="float">
            <text:p>0.525228</text:p>
          </table:table-cell>
          <table:table-cell office:value-type="float" office:value="0.549802" calcext:value-type="float">
            <text:p>0.549802</text:p>
          </table:table-cell>
          <table:table-cell office:value-type="float" office:value="0" calcext:value-type="float">
            <text:p>0</text:p>
          </table:table-cell>
          <table:table-cell office:value-type="float" office:value="99543" calcext:value-type="float">
            <text:p>9954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2</text:p>
          </table:table-cell>
          <table:table-cell office:value-type="float" office:value="0.687132" calcext:value-type="float">
            <text:p>0.687132</text:p>
          </table:table-cell>
          <table:table-cell office:value-type="float" office:value="0.570996" calcext:value-type="float">
            <text:p>0.570996</text:p>
          </table:table-cell>
          <table:table-cell office:value-type="float" office:value="0" calcext:value-type="float">
            <text:p>0</text:p>
          </table:table-cell>
          <table:table-cell office:value-type="float" office:value="111093" calcext:value-type="float">
            <text:p>11109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3</text:p>
          </table:table-cell>
          <table:table-cell office:value-type="float" office:value="0.538137" calcext:value-type="float">
            <text:p>0.538137</text:p>
          </table:table-cell>
          <table:table-cell office:value-type="float" office:value="0.13796" calcext:value-type="float">
            <text:p>0.13796</text:p>
          </table:table-cell>
          <table:table-cell office:value-type="float" office:value="0" calcext:value-type="float">
            <text:p>0</text:p>
          </table:table-cell>
          <table:table-cell office:value-type="float" office:value="27705" calcext:value-type="float">
            <text:p>2770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4</text:p>
          </table:table-cell>
          <table:table-cell office:value-type="float" office:value="0.426817" calcext:value-type="float">
            <text:p>0.426817</text:p>
          </table:table-cell>
          <table:table-cell office:value-type="float" office:value="0.105868" calcext:value-type="float">
            <text:p>0.105868</text:p>
          </table:table-cell>
          <table:table-cell office:value-type="float" office:value="0" calcext:value-type="float">
            <text:p>0</text:p>
          </table:table-cell>
          <table:table-cell office:value-type="float" office:value="20546" calcext:value-type="float">
            <text:p>2054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5</text:p>
          </table:table-cell>
          <table:table-cell office:value-type="float" office:value="0.436777" calcext:value-type="float">
            <text:p>0.436777</text:p>
          </table:table-cell>
          <table:table-cell office:value-type="float" office:value="0.329941" calcext:value-type="float">
            <text:p>0.329941</text:p>
          </table:table-cell>
          <table:table-cell office:value-type="float" office:value="0" calcext:value-type="float">
            <text:p>0</text:p>
          </table:table-cell>
          <table:table-cell office:value-type="float" office:value="88630" calcext:value-type="float">
            <text:p>8863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6</text:p>
          </table:table-cell>
          <table:table-cell office:value-type="float" office:value="0.444602" calcext:value-type="float">
            <text:p>0.444602</text:p>
          </table:table-cell>
          <table:table-cell office:value-type="float" office:value="0.16775" calcext:value-type="float">
            <text:p>0.16775</text:p>
          </table:table-cell>
          <table:table-cell office:value-type="float" office:value="0" calcext:value-type="float">
            <text:p>0</text:p>
          </table:table-cell>
          <table:table-cell office:value-type="float" office:value="36782" calcext:value-type="float">
            <text:p>3678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7</text:p>
          </table:table-cell>
          <table:table-cell office:value-type="float" office:value="0.546368" calcext:value-type="float">
            <text:p>0.546368</text:p>
          </table:table-cell>
          <table:table-cell office:value-type="float" office:value="0.349981" calcext:value-type="float">
            <text:p>0.349981</text:p>
          </table:table-cell>
          <table:table-cell office:value-type="float" office:value="0" calcext:value-type="float">
            <text:p>0</text:p>
          </table:table-cell>
          <table:table-cell office:value-type="float" office:value="83139" calcext:value-type="float">
            <text:p>8313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8</text:p>
          </table:table-cell>
          <table:table-cell office:value-type="float" office:value="0.449149" calcext:value-type="float">
            <text:p>0.449149</text:p>
          </table:table-cell>
          <table:table-cell office:value-type="float" office:value="0.117819" calcext:value-type="float">
            <text:p>0.117819</text:p>
          </table:table-cell>
          <table:table-cell office:value-type="float" office:value="0" calcext:value-type="float">
            <text:p>0</text:p>
          </table:table-cell>
          <table:table-cell office:value-type="float" office:value="27637" calcext:value-type="float">
            <text:p>2763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9</text:p>
          </table:table-cell>
          <table:table-cell office:value-type="float" office:value="0.421209" calcext:value-type="float">
            <text:p>0.421209</text:p>
          </table:table-cell>
          <table:table-cell office:value-type="float" office:value="0.226698" calcext:value-type="float">
            <text:p>0.226698</text:p>
          </table:table-cell>
          <table:table-cell office:value-type="float" office:value="0" calcext:value-type="float">
            <text:p>0</text:p>
          </table:table-cell>
          <table:table-cell office:value-type="float" office:value="62450" calcext:value-type="float">
            <text:p>6245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0</text:p>
          </table:table-cell>
          <table:table-cell office:value-type="float" office:value="0.406888" calcext:value-type="float">
            <text:p>0.406888</text:p>
          </table:table-cell>
          <table:table-cell office:value-type="float" office:value="0.203212" calcext:value-type="float">
            <text:p>0.203212</text:p>
          </table:table-cell>
          <table:table-cell office:value-type="float" office:value="0" calcext:value-type="float">
            <text:p>0</text:p>
          </table:table-cell>
          <table:table-cell office:value-type="float" office:value="53602" calcext:value-type="float">
            <text:p>5360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1</text:p>
          </table:table-cell>
          <table:table-cell office:value-type="float" office:value="0.576325" calcext:value-type="float">
            <text:p>0.576325</text:p>
          </table:table-cell>
          <table:table-cell office:value-type="float" office:value="0.480721" calcext:value-type="float">
            <text:p>0.480721</text:p>
          </table:table-cell>
          <table:table-cell office:value-type="float" office:value="0" calcext:value-type="float">
            <text:p>0</text:p>
          </table:table-cell>
          <table:table-cell office:value-type="float" office:value="165603" calcext:value-type="float">
            <text:p>16560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2</text:p>
          </table:table-cell>
          <table:table-cell office:value-type="float" office:value="0.663903" calcext:value-type="float">
            <text:p>0.663903</text:p>
          </table:table-cell>
          <table:table-cell office:value-type="float" office:value="0.602003" calcext:value-type="float">
            <text:p>0.602003</text:p>
          </table:table-cell>
          <table:table-cell office:value-type="float" office:value="0" calcext:value-type="float">
            <text:p>0</text:p>
          </table:table-cell>
          <table:table-cell office:value-type="float" office:value="217495" calcext:value-type="float">
            <text:p>21749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3</text:p>
          </table:table-cell>
          <table:table-cell office:value-type="float" office:value="0.505368" calcext:value-type="float">
            <text:p>0.505368</text:p>
          </table:table-cell>
          <table:table-cell office:value-type="float" office:value="0.506022" calcext:value-type="float">
            <text:p>0.506022</text:p>
          </table:table-cell>
          <table:table-cell office:value-type="float" office:value="0" calcext:value-type="float">
            <text:p>0</text:p>
          </table:table-cell>
          <table:table-cell office:value-type="float" office:value="118092" calcext:value-type="float">
            <text:p>11809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4</text:p>
          </table:table-cell>
          <table:table-cell office:value-type="float" office:value="0.553049" calcext:value-type="float">
            <text:p>0.553049</text:p>
          </table:table-cell>
          <table:table-cell office:value-type="float" office:value="0.368127" calcext:value-type="float">
            <text:p>0.368127</text:p>
          </table:table-cell>
          <table:table-cell office:value-type="float" office:value="0" calcext:value-type="float">
            <text:p>0</text:p>
          </table:table-cell>
          <table:table-cell office:value-type="float" office:value="92808" calcext:value-type="float">
            <text:p>9280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5</text:p>
          </table:table-cell>
          <table:table-cell office:value-type="float" office:value="0.667448" calcext:value-type="float">
            <text:p>0.667448</text:p>
          </table:table-cell>
          <table:table-cell office:value-type="float" office:value="0.641621" calcext:value-type="float">
            <text:p>0.641621</text:p>
          </table:table-cell>
          <table:table-cell office:value-type="float" office:value="0" calcext:value-type="float">
            <text:p>0</text:p>
          </table:table-cell>
          <table:table-cell office:value-type="float" office:value="168025" calcext:value-type="float">
            <text:p>16802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6</text:p>
          </table:table-cell>
          <table:table-cell office:value-type="float" office:value="0.580772" calcext:value-type="float">
            <text:p>0.580772</text:p>
          </table:table-cell>
          <table:table-cell office:value-type="float" office:value="0.483682" calcext:value-type="float">
            <text:p>0.483682</text:p>
          </table:table-cell>
          <table:table-cell office:value-type="float" office:value="0" calcext:value-type="float">
            <text:p>0</text:p>
          </table:table-cell>
          <table:table-cell office:value-type="float" office:value="134939" calcext:value-type="float">
            <text:p>13493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7</text:p>
          </table:table-cell>
          <table:table-cell office:value-type="float" office:value="0.438612" calcext:value-type="float">
            <text:p>0.438612</text:p>
          </table:table-cell>
          <table:table-cell office:value-type="float" office:value="0.276348" calcext:value-type="float">
            <text:p>0.276348</text:p>
          </table:table-cell>
          <table:table-cell office:value-type="float" office:value="0" calcext:value-type="float">
            <text:p>0</text:p>
          </table:table-cell>
          <table:table-cell office:value-type="float" office:value="77727" calcext:value-type="float">
            <text:p>77727</text:p>
          </table:table-cell>
          <table:table-cell office:value-type="float" office:value="467" calcext:value-type="float">
            <text:p>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10-02T12:37:29.135126282</dc:date>
    <meta:editing-duration>PT3M16S</meta:editing-duration>
    <meta:editing-cycles>2</meta:editing-cycles>
    <meta:document-statistic meta:table-count="1" meta:cell-count="10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84cm" svg:y="0.315cm" chart:style-name="ch2">
          <text:p>test 185, steadt 800 Req/S</text:p>
        </chart:title>
        <chart:legend chart:legend-position="end" svg:x="14.001cm" svg:y="4.005cm" style:legend-expansion="high" chart:style-name="ch3"/>
        <chart:plot-area chart:style-name="ch4" table:cell-range-address="time.C1:time.D148" chart:data-source-has-labels="row" svg:x="0.32cm" svg:y="1.248cm" svg:width="13.361cm" svg:height="7.572cm">
          <chartooo:coordinate-region svg:x="0.941cm" svg:y="1.369cm" svg:width="12.74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ime.C2:time.C148" chart:label-cell-address="time.C1:time.C1" chart:class="chart:bar">
            <chart:data-point chart:repeated="147"/>
          </chart:series>
          <chart:series chart:style-name="ch9" chart:values-cell-range-address="time.D2:time.D148" chart:label-cell-address="time.D1:time.D1" chart:class="chart:bar">
            <chart:data-point chart:repeated="1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84">
                <text:p>0.003284</text:p>
                <draw:g>
                  <svg:desc>time.C2:time.C148</svg:desc>
                </draw:g>
              </table:table-cell>
              <table:table-cell office:value-type="float" office:value="0.001604">
                <text:p>0.001604</text:p>
                <draw:g>
                  <svg:desc>time.D2:time.D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489">
                <text:p>0.005489</text:p>
              </table:table-cell>
              <table:table-cell office:value-type="float" office:value="0.006109">
                <text:p>0.006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48">
                <text:p>0.006648</text:p>
              </table:table-cell>
              <table:table-cell office:value-type="float" office:value="0.005345">
                <text:p>0.005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19">
                <text:p>0.01519</text:p>
              </table:table-cell>
              <table:table-cell office:value-type="float" office:value="0.01012">
                <text:p>0.01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931">
                <text:p>0.003931</text:p>
              </table:table-cell>
              <table:table-cell office:value-type="float" office:value="0.003448">
                <text:p>0.00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951">
                <text:p>0.003951</text:p>
              </table:table-cell>
              <table:table-cell office:value-type="float" office:value="0.001874">
                <text:p>0.001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347">
                <text:p>0.011347</text:p>
              </table:table-cell>
              <table:table-cell office:value-type="float" office:value="0.003024">
                <text:p>0.003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81">
                <text:p>0.00681</text:p>
              </table:table-cell>
              <table:table-cell office:value-type="float" office:value="0.002936">
                <text:p>0.002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601">
                <text:p>0.005601</text:p>
              </table:table-cell>
              <table:table-cell office:value-type="float" office:value="0.003555">
                <text:p>0.003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088">
                <text:p>0.015088</text:p>
              </table:table-cell>
              <table:table-cell office:value-type="float" office:value="0.010894">
                <text:p>0.010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051">
                <text:p>0.005051</text:p>
              </table:table-cell>
              <table:table-cell office:value-type="float" office:value="0.002999">
                <text:p>0.002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0213">
                <text:p>0.030213</text:p>
              </table:table-cell>
              <table:table-cell office:value-type="float" office:value="0.016499">
                <text:p>0.016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695">
                <text:p>0.011695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607">
                <text:p>0.018607</text:p>
              </table:table-cell>
              <table:table-cell office:value-type="float" office:value="0.011935">
                <text:p>0.011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666">
                <text:p>0.007666</text:p>
              </table:table-cell>
              <table:table-cell office:value-type="float" office:value="0.003023">
                <text:p>0.003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926">
                <text:p>0.013926</text:p>
              </table:table-cell>
              <table:table-cell office:value-type="float" office:value="0.005843">
                <text:p>0.005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56">
                <text:p>0.01556</text:p>
              </table:table-cell>
              <table:table-cell office:value-type="float" office:value="0.007626">
                <text:p>0.007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793">
                <text:p>0.112793</text:p>
              </table:table-cell>
              <table:table-cell office:value-type="float" office:value="0.083363">
                <text:p>0.083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54">
                <text:p>0.00654</text:p>
              </table:table-cell>
              <table:table-cell office:value-type="float" office:value="0.003815">
                <text:p>0.003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793">
                <text:p>0.005793</text:p>
              </table:table-cell>
              <table:table-cell office:value-type="float" office:value="0.003211">
                <text:p>0.003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202">
                <text:p>0.004202</text:p>
              </table:table-cell>
              <table:table-cell office:value-type="float" office:value="0.001414">
                <text:p>0.001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339">
                <text:p>0.005339</text:p>
              </table:table-cell>
              <table:table-cell office:value-type="float" office:value="0.002837">
                <text:p>0.002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65">
                <text:p>0.006865</text:p>
              </table:table-cell>
              <table:table-cell office:value-type="float" office:value="0.003417">
                <text:p>0.003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5638">
                <text:p>0.005638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442">
                <text:p>0.005442</text:p>
              </table:table-cell>
              <table:table-cell office:value-type="float" office:value="0.002313">
                <text:p>0.002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816">
                <text:p>0.017816</text:p>
              </table:table-cell>
              <table:table-cell office:value-type="float" office:value="0.009539">
                <text:p>0.009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255">
                <text:p>0.005255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471">
                <text:p>0.024471</text:p>
              </table:table-cell>
              <table:table-cell office:value-type="float" office:value="0.02534">
                <text:p>0.025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7639">
                <text:p>0.007639</text:p>
              </table:table-cell>
              <table:table-cell office:value-type="float" office:value="0.006707">
                <text:p>0.0067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451">
                <text:p>0.017451</text:p>
              </table:table-cell>
              <table:table-cell office:value-type="float" office:value="0.009096">
                <text:p>0.009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2272">
                <text:p>0.042272</text:p>
              </table:table-cell>
              <table:table-cell office:value-type="float" office:value="0.018149">
                <text:p>0.018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68">
                <text:p>0.01668</text:p>
              </table:table-cell>
              <table:table-cell office:value-type="float" office:value="0.014314">
                <text:p>0.0143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5296">
                <text:p>0.08529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392">
                <text:p>0.015392</text:p>
              </table:table-cell>
              <table:table-cell office:value-type="float" office:value="0.006823">
                <text:p>0.006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157">
                <text:p>0.005157</text:p>
              </table:table-cell>
              <table:table-cell office:value-type="float" office:value="0.003159">
                <text:p>0.003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9343">
                <text:p>0.079343</text:p>
              </table:table-cell>
              <table:table-cell office:value-type="float" office:value="0.08407">
                <text:p>0.08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5134">
                <text:p>0.015134</text:p>
              </table:table-cell>
              <table:table-cell office:value-type="float" office:value="0.006702">
                <text:p>0.0067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3166">
                <text:p>0.013166</text:p>
              </table:table-cell>
              <table:table-cell office:value-type="float" office:value="0.004259">
                <text:p>0.004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136">
                <text:p>0.038136</text:p>
              </table:table-cell>
              <table:table-cell office:value-type="float" office:value="0.024301">
                <text:p>0.0243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794">
                <text:p>0.007794</text:p>
              </table:table-cell>
              <table:table-cell office:value-type="float" office:value="0.007135">
                <text:p>0.007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084">
                <text:p>0.023084</text:p>
              </table:table-cell>
              <table:table-cell office:value-type="float" office:value="0.017754">
                <text:p>0.0177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66">
                <text:p>0.01566</text:p>
              </table:table-cell>
              <table:table-cell office:value-type="float" office:value="0.008145">
                <text:p>0.008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819">
                <text:p>0.011819</text:p>
              </table:table-cell>
              <table:table-cell office:value-type="float" office:value="0.007478">
                <text:p>0.007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5784">
                <text:p>0.015784</text:p>
              </table:table-cell>
              <table:table-cell office:value-type="float" office:value="0.015003">
                <text:p>0.015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2729">
                <text:p>0.052729</text:p>
              </table:table-cell>
              <table:table-cell office:value-type="float" office:value="0.042327">
                <text:p>0.042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1546">
                <text:p>0.031546</text:p>
              </table:table-cell>
              <table:table-cell office:value-type="float" office:value="0.010338">
                <text:p>0.010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7111">
                <text:p>0.017111</text:p>
              </table:table-cell>
              <table:table-cell office:value-type="float" office:value="0.00607">
                <text:p>0.006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684">
                <text:p>0.047684</text:p>
              </table:table-cell>
              <table:table-cell office:value-type="float" office:value="0.030829">
                <text:p>0.0308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2242">
                <text:p>0.062242</text:p>
              </table:table-cell>
              <table:table-cell office:value-type="float" office:value="0.048804">
                <text:p>0.0488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765">
                <text:p>0.007765</text:p>
              </table:table-cell>
              <table:table-cell office:value-type="float" office:value="0.003832">
                <text:p>0.003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7685">
                <text:p>0.097685</text:p>
              </table:table-cell>
              <table:table-cell office:value-type="float" office:value="0.288351">
                <text:p>0.288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209">
                <text:p>0.256209</text:p>
              </table:table-cell>
              <table:table-cell office:value-type="float" office:value="0.290076">
                <text:p>0.2900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9143">
                <text:p>0.329143</text:p>
              </table:table-cell>
              <table:table-cell office:value-type="float" office:value="0.501665">
                <text:p>0.501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822">
                <text:p>0.37822</text:p>
              </table:table-cell>
              <table:table-cell office:value-type="float" office:value="0.45404">
                <text:p>0.45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1105">
                <text:p>0.231105</text:p>
              </table:table-cell>
              <table:table-cell office:value-type="float" office:value="0.231768">
                <text:p>0.2317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2861">
                <text:p>0.132861</text:p>
              </table:table-cell>
              <table:table-cell office:value-type="float" office:value="0.110685">
                <text:p>0.1106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4433">
                <text:p>0.134433</text:p>
              </table:table-cell>
              <table:table-cell office:value-type="float" office:value="0.10439">
                <text:p>0.104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7402">
                <text:p>0.017402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7567">
                <text:p>0.027567</text:p>
              </table:table-cell>
              <table:table-cell office:value-type="float" office:value="0.004107">
                <text:p>0.004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6224">
                <text:p>0.036224</text:p>
              </table:table-cell>
              <table:table-cell office:value-type="float" office:value="0.024908">
                <text:p>0.0249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85645">
                <text:p>0.585645</text:p>
              </table:table-cell>
              <table:table-cell office:value-type="float" office:value="1.097996">
                <text:p>1.0979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40152">
                <text:p>0.540152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94407">
                <text:p>0.594407</text:p>
              </table:table-cell>
              <table:table-cell office:value-type="float" office:value="0.844937">
                <text:p>0.844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75464">
                <text:p>0.675464</text:p>
              </table:table-cell>
              <table:table-cell office:value-type="float" office:value="0.650002">
                <text:p>0.65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4938">
                <text:p>0.54938</text:p>
              </table:table-cell>
              <table:table-cell office:value-type="float" office:value="0.818194">
                <text:p>0.818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5485">
                <text:p>0.565485</text:p>
              </table:table-cell>
              <table:table-cell office:value-type="float" office:value="0.844074">
                <text:p>0.844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3491">
                <text:p>0.493491</text:p>
              </table:table-cell>
              <table:table-cell office:value-type="float" office:value="0.659259">
                <text:p>0.6592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3928">
                <text:p>0.513928</text:p>
              </table:table-cell>
              <table:table-cell office:value-type="float" office:value="0.618237">
                <text:p>0.618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2905">
                <text:p>0.562905</text:p>
              </table:table-cell>
              <table:table-cell office:value-type="float" office:value="0.66208">
                <text:p>0.66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034">
                <text:p>0.57034</text:p>
              </table:table-cell>
              <table:table-cell office:value-type="float" office:value="0.931233">
                <text:p>0.9312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7243">
                <text:p>0.527243</text:p>
              </table:table-cell>
              <table:table-cell office:value-type="float" office:value="1.090089">
                <text:p>1.0900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489">
                <text:p>0.64489</text:p>
              </table:table-cell>
              <table:table-cell office:value-type="float" office:value="1.311521">
                <text:p>1.3115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07669">
                <text:p>0.507669</text:p>
              </table:table-cell>
              <table:table-cell office:value-type="float" office:value="0.983457">
                <text:p>0.9834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74852">
                <text:p>1.174852</text:p>
              </table:table-cell>
              <table:table-cell office:value-type="float" office:value="1.90488">
                <text:p>1.90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91576">
                <text:p>0.591576</text:p>
              </table:table-cell>
              <table:table-cell office:value-type="float" office:value="1.836161">
                <text:p>1.8361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49898">
                <text:p>1.149898</text:p>
              </table:table-cell>
              <table:table-cell office:value-type="float" office:value="1.088337">
                <text:p>1.0883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9504">
                <text:p>0.539504</text:p>
              </table:table-cell>
              <table:table-cell office:value-type="float" office:value="1.410243">
                <text:p>1.4102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8272">
                <text:p>0.778272</text:p>
              </table:table-cell>
              <table:table-cell office:value-type="float" office:value="1.987506">
                <text:p>1.987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67065">
                <text:p>0.867065</text:p>
              </table:table-cell>
              <table:table-cell office:value-type="float" office:value="2.686728">
                <text:p>2.6867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832">
                <text:p>0.89832</text:p>
              </table:table-cell>
              <table:table-cell office:value-type="float" office:value="2.259813">
                <text:p>2.2598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31768">
                <text:p>0.531768</text:p>
              </table:table-cell>
              <table:table-cell office:value-type="float" office:value="3.165851">
                <text:p>3.1658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11071">
                <text:p>1.011071</text:p>
              </table:table-cell>
              <table:table-cell office:value-type="float" office:value="1.992295">
                <text:p>1.9922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80156">
                <text:p>1.580156</text:p>
              </table:table-cell>
              <table:table-cell office:value-type="float" office:value="3.880962">
                <text:p>3.880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3347">
                <text:p>1.53347</text:p>
              </table:table-cell>
              <table:table-cell office:value-type="float" office:value="4.874184">
                <text:p>4.8741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8956">
                <text:p>2.28956</text:p>
              </table:table-cell>
              <table:table-cell office:value-type="float" office:value="8.771011">
                <text:p>8.7710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8905">
                <text:p>1.408905</text:p>
              </table:table-cell>
              <table:table-cell office:value-type="float" office:value="3.575175">
                <text:p>3.5751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98094">
                <text:p>1.798094</text:p>
              </table:table-cell>
              <table:table-cell office:value-type="float" office:value="6.523204">
                <text:p>6.5232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58507">
                <text:p>1.458507</text:p>
              </table:table-cell>
              <table:table-cell office:value-type="float" office:value="2.428465">
                <text:p>2.428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50815">
                <text:p>0.850815</text:p>
              </table:table-cell>
              <table:table-cell office:value-type="float" office:value="0.338837">
                <text:p>0.3388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5949">
                <text:p>0.845949</text:p>
              </table:table-cell>
              <table:table-cell office:value-type="float" office:value="0.310941">
                <text:p>0.310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89419">
                <text:p>0.789419</text:p>
              </table:table-cell>
              <table:table-cell office:value-type="float" office:value="0.571625">
                <text:p>0.571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07353">
                <text:p>0.807353</text:p>
              </table:table-cell>
              <table:table-cell office:value-type="float" office:value="0.743289">
                <text:p>0.7432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5509">
                <text:p>0.65509</text:p>
              </table:table-cell>
              <table:table-cell office:value-type="float" office:value="0.451024">
                <text:p>0.4510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4194">
                <text:p>0.944194</text:p>
              </table:table-cell>
              <table:table-cell office:value-type="float" office:value="0.848321">
                <text:p>0.848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4708">
                <text:p>0.734708</text:p>
              </table:table-cell>
              <table:table-cell office:value-type="float" office:value="1.636128">
                <text:p>1.636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29064">
                <text:p>0.929064</text:p>
              </table:table-cell>
              <table:table-cell office:value-type="float" office:value="1.239024">
                <text:p>1.239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1815">
                <text:p>0.781815</text:p>
              </table:table-cell>
              <table:table-cell office:value-type="float" office:value="0.567796">
                <text:p>0.5677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0637">
                <text:p>0.780637</text:p>
              </table:table-cell>
              <table:table-cell office:value-type="float" office:value="1.04142">
                <text:p>1.04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58333">
                <text:p>0.558333</text:p>
              </table:table-cell>
              <table:table-cell office:value-type="float" office:value="1.134033">
                <text:p>1.1340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51054">
                <text:p>0.751054</text:p>
              </table:table-cell>
              <table:table-cell office:value-type="float" office:value="0.431595">
                <text:p>0.431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9122">
                <text:p>0.739122</text:p>
              </table:table-cell>
              <table:table-cell office:value-type="float" office:value="0.893446">
                <text:p>0.8934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2183">
                <text:p>0.62183</text:p>
              </table:table-cell>
              <table:table-cell office:value-type="float" office:value="0.393141">
                <text:p>0.393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36646">
                <text:p>0.636646</text:p>
              </table:table-cell>
              <table:table-cell office:value-type="float" office:value="0.700374">
                <text:p>0.7003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15563">
                <text:p>0.815563</text:p>
              </table:table-cell>
              <table:table-cell office:value-type="float" office:value="0.360305">
                <text:p>0.3603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1146">
                <text:p>0.501146</text:p>
              </table:table-cell>
              <table:table-cell office:value-type="float" office:value="0.664909">
                <text:p>0.6649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07931">
                <text:p>0.807931</text:p>
              </table:table-cell>
              <table:table-cell office:value-type="float" office:value="0.55484">
                <text:p>0.55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2905">
                <text:p>0.742905</text:p>
              </table:table-cell>
              <table:table-cell office:value-type="float" office:value="0.259242">
                <text:p>0.2592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35074">
                <text:p>1.035074</text:p>
              </table:table-cell>
              <table:table-cell office:value-type="float" office:value="0.684551">
                <text:p>0.6845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60035">
                <text:p>0.660035</text:p>
              </table:table-cell>
              <table:table-cell office:value-type="float" office:value="0.355966">
                <text:p>0.3559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41669">
                <text:p>0.741669</text:p>
              </table:table-cell>
              <table:table-cell office:value-type="float" office:value="0.149865">
                <text:p>0.1498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5075">
                <text:p>0.525075</text:p>
              </table:table-cell>
              <table:table-cell office:value-type="float" office:value="0.109596">
                <text:p>0.109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8715">
                <text:p>0.598715</text:p>
              </table:table-cell>
              <table:table-cell office:value-type="float" office:value="0.349199">
                <text:p>0.3491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47454">
                <text:p>0.647454</text:p>
              </table:table-cell>
              <table:table-cell office:value-type="float" office:value="0.334576">
                <text:p>0.334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03479">
                <text:p>0.703479</text:p>
              </table:table-cell>
              <table:table-cell office:value-type="float" office:value="0.302679">
                <text:p>0.3026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1084">
                <text:p>0.511084</text:p>
              </table:table-cell>
              <table:table-cell office:value-type="float" office:value="0.299142">
                <text:p>0.2991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51634">
                <text:p>0.551634</text:p>
              </table:table-cell>
              <table:table-cell office:value-type="float" office:value="0.237277">
                <text:p>0.2372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0988">
                <text:p>0.510988</text:p>
              </table:table-cell>
              <table:table-cell office:value-type="float" office:value="0.171599">
                <text:p>0.1715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2339">
                <text:p>0.592339</text:p>
              </table:table-cell>
              <table:table-cell office:value-type="float" office:value="0.399849">
                <text:p>0.3998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63657">
                <text:p>0.663657</text:p>
              </table:table-cell>
              <table:table-cell office:value-type="float" office:value="0.154613">
                <text:p>0.1546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05096">
                <text:p>0.505096</text:p>
              </table:table-cell>
              <table:table-cell office:value-type="float" office:value="0.34369">
                <text:p>0.343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81251">
                <text:p>0.481251</text:p>
              </table:table-cell>
              <table:table-cell office:value-type="float" office:value="0.315022">
                <text:p>0.3150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4983">
                <text:p>0.484983</text:p>
              </table:table-cell>
              <table:table-cell office:value-type="float" office:value="0.385689">
                <text:p>0.3856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96997">
                <text:p>0.396997</text:p>
              </table:table-cell>
              <table:table-cell office:value-type="float" office:value="0.293214">
                <text:p>0.2932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43737">
                <text:p>0.543737</text:p>
              </table:table-cell>
              <table:table-cell office:value-type="float" office:value="0.243123">
                <text:p>0.243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17858">
                <text:p>0.717858</text:p>
              </table:table-cell>
              <table:table-cell office:value-type="float" office:value="0.998995">
                <text:p>0.9989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74545">
                <text:p>0.974545</text:p>
              </table:table-cell>
              <table:table-cell office:value-type="float" office:value="1.744233">
                <text:p>1.7442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02249">
                <text:p>1.002249</text:p>
              </table:table-cell>
              <table:table-cell office:value-type="float" office:value="1.942552">
                <text:p>1.9425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26201">
                <text:p>0.726201</text:p>
              </table:table-cell>
              <table:table-cell office:value-type="float" office:value="0.819284">
                <text:p>0.819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25185">
                <text:p>0.825185</text:p>
              </table:table-cell>
              <table:table-cell office:value-type="float" office:value="0.842593">
                <text:p>0.8425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35006">
                <text:p>0.735006</text:p>
              </table:table-cell>
              <table:table-cell office:value-type="float" office:value="0.666535">
                <text:p>0.6665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5228">
                <text:p>0.525228</text:p>
              </table:table-cell>
              <table:table-cell office:value-type="float" office:value="0.549802">
                <text:p>0.549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87132">
                <text:p>0.687132</text:p>
              </table:table-cell>
              <table:table-cell office:value-type="float" office:value="0.570996">
                <text:p>0.5709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8137">
                <text:p>0.538137</text:p>
              </table:table-cell>
              <table:table-cell office:value-type="float" office:value="0.13796">
                <text:p>0.137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26817">
                <text:p>0.426817</text:p>
              </table:table-cell>
              <table:table-cell office:value-type="float" office:value="0.105868">
                <text:p>0.1058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36777">
                <text:p>0.436777</text:p>
              </table:table-cell>
              <table:table-cell office:value-type="float" office:value="0.329941">
                <text:p>0.3299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44602">
                <text:p>0.444602</text:p>
              </table:table-cell>
              <table:table-cell office:value-type="float" office:value="0.16775">
                <text:p>0.167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46368">
                <text:p>0.546368</text:p>
              </table:table-cell>
              <table:table-cell office:value-type="float" office:value="0.349981">
                <text:p>0.3499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49149">
                <text:p>0.449149</text:p>
              </table:table-cell>
              <table:table-cell office:value-type="float" office:value="0.117819">
                <text:p>0.1178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21209">
                <text:p>0.421209</text:p>
              </table:table-cell>
              <table:table-cell office:value-type="float" office:value="0.226698">
                <text:p>0.2266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06888">
                <text:p>0.406888</text:p>
              </table:table-cell>
              <table:table-cell office:value-type="float" office:value="0.203212">
                <text:p>0.2032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6325">
                <text:p>0.576325</text:p>
              </table:table-cell>
              <table:table-cell office:value-type="float" office:value="0.480721">
                <text:p>0.4807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63903">
                <text:p>0.663903</text:p>
              </table:table-cell>
              <table:table-cell office:value-type="float" office:value="0.602003">
                <text:p>0.6020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05368">
                <text:p>0.505368</text:p>
              </table:table-cell>
              <table:table-cell office:value-type="float" office:value="0.506022">
                <text:p>0.5060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53049">
                <text:p>0.553049</text:p>
              </table:table-cell>
              <table:table-cell office:value-type="float" office:value="0.368127">
                <text:p>0.368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67448">
                <text:p>0.667448</text:p>
              </table:table-cell>
              <table:table-cell office:value-type="float" office:value="0.641621">
                <text:p>0.6416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80772">
                <text:p>0.580772</text:p>
              </table:table-cell>
              <table:table-cell office:value-type="float" office:value="0.483682">
                <text:p>0.4836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38612">
                <text:p>0.438612</text:p>
              </table:table-cell>
              <table:table-cell office:value-type="float" office:value="0.276348">
                <text:p>0.276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84cm" svg:y="0.315cm" chart:style-name="ch2">
          <text:p>test 185, steadt 800 Req/S</text:p>
        </chart:title>
        <chart:legend chart:legend-position="end" svg:x="13.366cm" svg:y="4.227cm" style:legend-expansion="high" chart:style-name="ch3"/>
        <chart:plot-area chart:style-name="ch4" table:cell-range-address="time.G1:time.G148" chart:data-source-has-labels="row" svg:x="0.32cm" svg:y="1.248cm" svg:width="12.726cm" svg:height="7.572cm">
          <chartooo:coordinate-region svg:x="1.127cm" svg:y="1.369cm" svg:width="11.919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ime.G2:time.G148" chart:label-cell-address="time.G1:time.G1" chart:class="chart:bar"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7">
                <text:p>647</text:p>
                <draw:g>
                  <svg:desc>time.G2:time.G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7">
                <text:p>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84cm" svg:y="0.315cm" chart:style-name="ch2">
          <text:p>test 185, steadt 800 Req/S</text:p>
        </chart:title>
        <chart:legend chart:legend-position="end" svg:x="14.398cm" svg:y="4.227cm" style:legend-expansion="high" chart:style-name="ch3"/>
        <chart:plot-area chart:style-name="ch4" table:cell-range-address="time.F1:time.F148" chart:data-source-has-labels="row" svg:x="0.32cm" svg:y="1.248cm" svg:width="13.758cm" svg:height="7.572cm">
          <chartooo:coordinate-region svg:x="1.867cm" svg:y="1.37cm" svg:width="12.211cm" svg:height="6.51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ime.F2:time.F148" chart:label-cell-address="time.F1:time.F1" chart:class="chart:bar"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ime.F1:tim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241">
                <text:p>40241</text:p>
                <draw:g>
                  <svg:desc>time.F2:time.F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36">
                <text:p>67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259">
                <text:p>75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786">
                <text:p>83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229">
                <text:p>53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525">
                <text:p>45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388">
                <text:p>49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476">
                <text:p>56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82">
                <text:p>48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317">
                <text:p>88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695">
                <text:p>59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846">
                <text:p>90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962">
                <text:p>60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936">
                <text:p>93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596">
                <text:p>53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563">
                <text:p>72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192">
                <text:p>86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962">
                <text:p>121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41">
                <text:p>60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657">
                <text:p>62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596">
                <text:p>33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890">
                <text:p>568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985">
                <text:p>68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824">
                <text:p>69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970">
                <text:p>529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121">
                <text:p>84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629">
                <text:p>55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155">
                <text:p>1031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231">
                <text:p>71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543">
                <text:p>73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601">
                <text:p>1076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127">
                <text:p>821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967">
                <text:p>97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886">
                <text:p>688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203">
                <text:p>57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4121">
                <text:p>1341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079">
                <text:p>65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448">
                <text:p>58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208">
                <text:p>94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781">
                <text:p>63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967">
                <text:p>919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877">
                <text:p>798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241">
                <text:p>802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853">
                <text:p>85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753">
                <text:p>105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685">
                <text:p>816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843">
                <text:p>668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503">
                <text:p>885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630">
                <text:p>1186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311">
                <text:p>53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413">
                <text:p>187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953">
                <text:p>1109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6963">
                <text:p>1869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0430">
                <text:p>1904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162">
                <text:p>95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159">
                <text:p>69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315">
                <text:p>102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454">
                <text:p>464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973">
                <text:p>509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802">
                <text:p>878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7502">
                <text:p>437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792">
                <text:p>1647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200">
                <text:p>2302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096">
                <text:p>156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578">
                <text:p>2045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8078">
                <text:p>218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5782">
                <text:p>175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9527">
                <text:p>1795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672">
                <text:p>1946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3973">
                <text:p>2739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9305">
                <text:p>319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8585">
                <text:p>368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2238">
                <text:p>2722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4026">
                <text:p>514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6999">
                <text:p>476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3466">
                <text:p>323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1221">
                <text:p>3712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2721">
                <text:p>502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9264">
                <text:p>6492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9630">
                <text:p>5696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9725">
                <text:p>769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0226">
                <text:p>5202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9607">
                <text:p>949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98368">
                <text:p>1198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0767">
                <text:p>24007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6100">
                <text:p>1026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29416">
                <text:p>2229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73154">
                <text:p>1573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336">
                <text:p>66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766">
                <text:p>547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232">
                <text:p>110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450">
                <text:p>1474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047">
                <text:p>78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9185">
                <text:p>1591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8994">
                <text:p>368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8052">
                <text:p>1980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2974">
                <text:p>929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4215">
                <text:p>1742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3607">
                <text:p>2736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023">
                <text:p>71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893">
                <text:p>1768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946">
                <text:p>629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811">
                <text:p>1128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544">
                <text:p>615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095">
                <text:p>1030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054">
                <text:p>940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912">
                <text:p>37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469">
                <text:p>1264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174">
                <text:p>641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310">
                <text:p>203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814">
                <text:p>598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992">
                <text:p>609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737">
                <text:p>537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044">
                <text:p>470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763">
                <text:p>347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6329">
                <text:p>763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051">
                <text:p>290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479">
                <text:p>644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743">
                <text:p>597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239">
                <text:p>792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957">
                <text:p>569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805">
                <text:p>488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0607">
                <text:p>1806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1633">
                <text:p>3816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3679">
                <text:p>4536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150">
                <text:p>1421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2130">
                <text:p>1321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079">
                <text:p>1250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543">
                <text:p>995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1093">
                <text:p>1110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705">
                <text:p>277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546">
                <text:p>205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8630">
                <text:p>886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3139">
                <text:p>831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37">
                <text:p>276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450">
                <text:p>624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602">
                <text:p>536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603">
                <text:p>1656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7495">
                <text:p>2174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8092">
                <text:p>1180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808">
                <text:p>928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8025">
                <text:p>1680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4939">
                <text:p>1349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7727">
                <text:p>77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